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8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start" fo:margin-left="0.353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V_237_rgula" style:data-style-name="N37">
      <style:table-cell-properties fo:border-top="thin solid #000000" fo:border-bottom="none" fo:border-left="thin solid #000000" fo:border-right="none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V_237_rgula" style:data-style-name="N37">
      <style:table-cell-properties fo:border-top="thin solid #000000" fo:border-bottom="none" fo:border-left="thin solid #000000" fo:border-right="thin solid #000000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V_237_rgula" style:data-style-name="N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5" style:family="table-cell" style:parent-style-name="V_237_rgula" style:data-style-name="N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V_237_rgula" style:data-style-name="N3">
      <style:table-cell-properties fo:border-top="thin solid #000000" fo:border-bottom="none" fo:border-left="thin solid #000000" fo:border-right="none" style:vertical-align="middle" fo:background-color="#D9E1F2" style:repeat-content="false"/>
      <style:paragraph-properties fo:text-align="center"/>
    </style:style>
    <style:style style:name="ce17" style:family="table-cell" style:parent-style-name="V_237_rgula" style:data-style-name="N3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V_237_rgula" style:data-style-name="N3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V_237_rgula" style:data-style-name="N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1" style:family="table-cell" style:parent-style-name="V_237_rgula" style:data-style-name="N3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V_237_rgula" style:data-style-name="N36">
      <style:table-cell-properties fo:border="thin solid #000000" style:vertical-align="middle"/>
    </style:style>
    <style:style style:name="ce2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215C98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215C98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215C98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V_237_rgula" style:data-style-name="N37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V_237_rgula" style:data-style-name="N37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3" style:family="table-cell" style:parent-style-name="V_237_rgula" style:data-style-name="N36"/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V_237_rgula" style:data-style-name="N37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V_237_rgula" style:data-style-name="N37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V_237_rgula" style:data-style-name="N36">
      <style:table-cell-properties fo:border="thin solid #000000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V_237_rgula" style:data-style-name="N3">
      <style:table-cell-properties fo:border="thin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V_237_rgula" style:data-style-name="N3">
      <style:table-cell-properties fo:border="thin solid #000000" style:vertical-align="middle" fo:background-color="#D9E1F2" style:repeat-content="false"/>
      <style:paragraph-properties fo:text-align="center"/>
    </style:style>
    <style:style style:name="ce44" style:family="table-cell" style:parent-style-name="V_237_rgula" style:data-style-name="N36">
      <style:table-cell-properties style:vertical-align="middle"/>
    </style:style>
    <style:style style:name="ce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V_237_rgula" style:data-style-name="N39">
      <style:table-cell-properties fo:border-top="thin solid #000000" fo:border-bottom="none" fo:border-left="thin solid #000000" fo:border-right="none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V_237_rgula" style:data-style-name="N39">
      <style:table-cell-properties fo:border-top="thin solid #000000" fo:border-bottom="none" fo:border-left="thin solid #000000" fo:border-right="thin solid #000000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V_237_rgula" style:data-style-name="N3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51" style:family="table-cell" style:parent-style-name="V_237_rgula" style:data-style-name="N3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V_237_rgula" style:data-style-name="N39">
      <style:table-cell-properties fo:border-top="thin solid #000000" fo:border-bottom="none" fo:border-left="thin solid #000000" fo:border-right="none" style:vertical-align="middle" fo:background-color="#D9E1F2" style:repeat-content="false"/>
      <style:paragraph-properties fo:text-align="center"/>
    </style:style>
    <style:style style:name="ce53" style:family="table-cell" style:parent-style-name="V_237_rgula" style:data-style-name="N39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V_237_rgula" style:data-style-name="N39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V_237_rgula" style:data-style-name="N39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V_237_rgula" style:data-style-name="N39">
      <style:table-cell-properties fo:border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V_237_rgula" style:data-style-name="N3">
      <style:table-cell-properties fo:border-top="thin solid #000000" fo:border-bottom="none" fo:border-left="thin solid #000000" fo:border-right="none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V_237_rgula" style:data-style-name="N3">
      <style:table-cell-properties fo:border-top="thin solid #000000" fo:border-bottom="none" fo:border-left="thin solid #000000" fo:border-right="thin solid #000000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1" style:family="table-cell" style:parent-style-name="V_237_rgula" style:data-style-name="N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62" style:family="table-cell" style:parent-style-name="V_237_rgula" style:data-style-name="N3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</style:style>
    <style:style style:name="ce63" style:family="table-cell" style:parent-style-name="V_237_rgula" style:data-style-name="N40">
      <style:table-cell-properties style:vertical-align="middle"/>
    </style:style>
    <style:style style:name="ce64" style:family="table-cell" style:parent-style-name="Default" style:data-style-name="N40">
      <style:table-cell-properties style:vertical-align="middle"/>
    </style:style>
    <style:style style:name="ce65" style:family="table-cell" style:parent-style-name="V_237_rgula" style:data-style-name="N3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V_237_rgula" style:data-style-name="N3">
      <style:table-cell-properties fo:border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V_237_rgula" style:data-style-name="N3">
      <style:table-cell-properties fo:border="thin solid #000000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0" style:family="table-cell" style:parent-style-name="V_237_rgula" style:data-style-name="N36">
      <style:table-cell-properties fo:border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/>
    </style:style>
    <style:style style:name="ce72" style:family="table-cell" style:parent-style-name="V_237_rgula" style:data-style-name="N3">
      <style:table-cell-properties fo:border="thin solid #000000" style:vertical-align="middle" fo:background-color="#FFFFFF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middle" fo:background-color="#FFFFFF"/>
      <style:text-properties fo:font-weight="bold" style:font-weight-asian="bold" style:font-weight-complex="bold"/>
    </style:style>
    <style:style style:name="ce74" style:family="table-cell" style:parent-style-name="V_237_rgula" style:data-style-name="N3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302cm" style:use-optimal-column-width="true"/>
    </style:style>
    <style:style style:name="co2" style:family="table-column">
      <style:table-column-properties fo:break-before="auto" style:column-width="13.7795cm" style:use-optimal-column-width="true"/>
    </style:style>
    <style:style style:name="co3" style:family="table-column">
      <style:table-column-properties fo:break-before="auto" style:column-width="1.48166666666667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032cm" style:use-optimal-column-width="true"/>
    </style:style>
    <style:style style:name="co6" style:family="table-column">
      <style:table-column-properties fo:break-before="auto" style:column-width="0.35983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62983333333333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4.064cm"/>
    </style:style>
    <style:style style:name="co11" style:family="table-column">
      <style:table-column-properties fo:break-before="auto" style:column-width="2.58233333333333cm" style:use-optimal-column-width="true"/>
    </style:style>
    <style:style style:name="co12" style:family="table-column">
      <style:table-column-properties fo:break-before="auto" style:column-width="2.87866666666667cm" style:use-optimal-column-width="true"/>
    </style:style>
    <style:style style:name="co13" style:family="table-column">
      <style:table-column-properties fo:break-before="auto" style:column-width="2.70933333333333cm"/>
    </style:style>
    <style:style style:name="co14" style:family="table-column">
      <style:table-column-properties fo:break-before="auto" style:column-width="3.852333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5.31283333333333cm"/>
    </style:style>
    <style:style style:name="co17" style:family="table-column">
      <style:table-column-properties fo:break-before="auto" style:column-width="5.35516666666667cm"/>
    </style:style>
    <style:style style:name="co18" style:family="table-column">
      <style:table-column-properties fo:break-before="auto" style:column-width="3.06916666666667cm" style:use-optimal-column-width="true"/>
    </style:style>
    <style:style style:name="co19" style:family="table-column">
      <style:table-column-properties fo:break-before="auto" style:column-width="3.95816666666667cm"/>
    </style:style>
    <style:style style:name="co20" style:family="table-column">
      <style:table-column-properties fo:break-before="auto" style:column-width="5.29166666666667cm"/>
    </style:style>
    <style:style style:name="co21" style:family="table-column">
      <style:table-column-properties fo:break-before="auto" style:column-width="2.64583333333333cm" style:use-optimal-column-width="true"/>
    </style:style>
    <style:style style:name="co22" style:family="table-column">
      <style:table-column-properties fo:break-before="auto" style:column-width="3.25966666666667cm"/>
    </style:style>
    <style:style style:name="co23" style:family="table-column">
      <style:table-column-properties fo:break-before="auto" style:column-width="5.12233333333333cm"/>
    </style:style>
    <style:style style:name="co24" style:family="table-column">
      <style:table-column-properties fo:break-before="auto" style:column-width="5.99016666666667cm"/>
    </style:style>
    <style:style style:name="co25" style:family="table-column">
      <style:table-column-properties fo:break-before="auto" style:column-width="2.921cm"/>
    </style:style>
    <style:style style:name="co26" style:family="table-column">
      <style:table-column-properties fo:break-before="auto" style:column-width="4.21216666666667cm"/>
    </style:style>
    <style:style style:name="co27" style:family="table-column">
      <style:table-column-properties fo:break-before="auto" style:column-width="5.43983333333333cm"/>
    </style:style>
    <style:style style:name="co28" style:family="table-column">
      <style:table-column-properties fo:break-before="auto" style:column-width="4.572cm"/>
    </style:style>
    <style:style style:name="co29" style:family="table-column">
      <style:table-column-properties fo:break-before="auto" style:column-width="2.77283333333333cm" style:use-optimal-column-width="true"/>
    </style:style>
    <style:style style:name="co30" style:family="table-column">
      <style:table-column-properties fo:break-before="auto" style:column-width="2.3495cm" style:use-optimal-column-width="true"/>
    </style:style>
    <style:style style:name="co31" style:family="table-column">
      <style:table-column-properties fo:break-before="auto" style:column-width="2.24366666666667cm"/>
    </style:style>
    <style:style style:name="co32" style:family="table-column">
      <style:table-column-properties fo:break-before="auto" style:column-width="5.2705cm"/>
    </style:style>
    <style:style style:name="co33" style:family="table-column">
      <style:table-column-properties fo:break-before="auto" style:column-width="5.334cm"/>
    </style:style>
    <style:style style:name="co34" style:family="table-column">
      <style:table-column-properties fo:break-before="auto" style:column-width="3.937cm"/>
    </style:style>
    <style:style style:name="co35" style:family="table-column">
      <style:table-column-properties fo:break-before="auto" style:column-width="2.8575cm" style:use-optimal-column-width="true"/>
    </style:style>
    <style:style style:name="co36" style:family="table-column">
      <style:table-column-properties fo:break-before="auto" style:column-width="5.588cm"/>
    </style:style>
    <style:style style:name="co37" style:family="table-column">
      <style:table-column-properties fo:break-before="auto" style:column-width="4.3815cm"/>
    </style:style>
    <style:style style:name="co38" style:family="table-column">
      <style:table-column-properties fo:break-before="auto" style:column-width="4.1275cm"/>
    </style:style>
    <style:style style:name="co39" style:family="table-column">
      <style:table-column-properties fo:break-before="auto" style:column-width="2.9845cm"/>
    </style:style>
    <style:style style:name="co40" style:family="table-column">
      <style:table-column-properties fo:break-before="auto" style:column-width="4.91066666666667cm"/>
    </style:style>
    <style:style style:name="co41" style:family="table-column">
      <style:table-column-properties fo:break-before="auto" style:column-width="5.05883333333333cm"/>
    </style:style>
    <style:style style:name="co42" style:family="table-column">
      <style:table-column-properties fo:break-before="auto" style:column-width="7.09083333333333cm"/>
    </style:style>
    <style:style style:name="co43" style:family="table-column">
      <style:table-column-properties fo:break-before="auto" style:column-width="3.1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2.8pt" style:use-optimal-row-height="false" fo:break-before="auto"/>
    </style:style>
    <style:style style:name="ro4" style:family="table-row">
      <style:table-row-properties style:row-height="34.8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28.8pt" style:use-optimal-row-height="false" fo:break-before="auto"/>
    </style:style>
    <style:style style:name="ro8" style:family="table-row">
      <style:table-row-properties style:row-height="22.2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25.8pt" style:use-optimal-row-height="false" fo:break-before="auto"/>
    </style:style>
    <style:style style:name="ro11" style:family="table-row">
      <style:table-row-properties style:row-height="30.6pt" style:use-optimal-row-height="true" fo:break-before="auto"/>
    </style:style>
    <style:style style:name="ro12" style:family="table-row">
      <style:table-row-properties style:row-height="32.4pt" style:use-optimal-row-height="false" fo:break-before="auto"/>
    </style:style>
    <style:style style:name="ro13" style:family="table-row">
      <style:table-row-properties style:row-height="19.2pt" style:use-optimal-row-height="false" fo:break-before="auto"/>
    </style:style>
    <style:style style:name="ro14" style:family="table-row">
      <style:table-row-properties style:row-height="29.4pt" style:use-optimal-row-height="false" fo:break-before="auto"/>
    </style:style>
    <style:style style:name="ro15" style:family="table-row">
      <style:table-row-properties style:row-height="17.4pt" style:use-optimal-row-height="false" fo:break-before="auto"/>
    </style:style>
    <style:style style:name="ro16" style:family="table-row">
      <style:table-row-properties style:row-height="33pt" style:use-optimal-row-height="false" fo:break-before="auto"/>
    </style:style>
    <style:style style:name="ro17" style:family="table-row">
      <style:table-row-properties style:row-height="20.4pt" style:use-optimal-row-height="false" fo:break-before="auto"/>
    </style:style>
    <style:style style:name="ro18" style:family="table-row">
      <style:table-row-properties style:row-height="23.4pt" style:use-optimal-row-height="false" fo:break-before="auto"/>
    </style:style>
    <style:style style:name="ro19" style:family="table-row">
      <style:table-row-properties style:row-height="23.25pt" style:use-optimal-row-height="false" fo:break-before="auto"/>
    </style:style>
    <style:style style:name="ro20" style:family="table-row">
      <style:table-row-properties style:row-height="21pt" style:use-optimal-row-height="false" fo:break-before="auto"/>
    </style:style>
    <style:style style:name="ro21" style:family="table-row">
      <style:table-row-properties style:row-height="37.5pt" style:use-optimal-row-height="false" fo:break-before="auto"/>
    </style:style>
    <style:style style:name="ro22" style:family="table-row">
      <style:table-row-properties style:row-height="21.6pt" style:use-optimal-row-height="false" fo:break-before="auto"/>
    </style:style>
    <style:style style:name="ro23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16366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Rótulos de Linha</text:p>
          </table:table-cell>
          <table:table-cell office:value-type="string" table:style-name="ce1">
            <text:p>Soma de VALOR DEVOLVIDO POR REPASSE MAIOR/ CANCELAMENTO DO CONTRAT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OIO</text:p>
          </table:table-cell>
          <table:table-cell office:value-type="float" office:value="305411.81000000006" table:style-name="ce3">
            <text:p>305.411,81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-</text:p>
          </table:table-cell>
          <table:table-cell office:value-type="float" office:value="0" table:style-name="ce3">
            <text:p>0,00<text:s/></text:p>
          </table:table-cell>
          <table:table-cell table:number-columns-repeated="16382"/>
        </table:table-row>
        <table:table-row table:style-name="ro1">
          <table:table-cell office:value-type="date" office:date-value="2020-09-03T00:00:00" table:style-name="ce5">
            <text:p>03/09/2020</text:p>
          </table:table-cell>
          <table:table-cell office:value-type="float" office:value="143181.82" table:style-name="ce3">
            <text:p>143.181,82<text:s/></text:p>
          </table:table-cell>
          <table:table-cell table:number-columns-repeated="16382"/>
        </table:table-row>
        <table:table-row table:style-name="ro1">
          <table:table-cell office:value-type="date" office:date-value="2022-02-14T00:00:00" table:style-name="ce5">
            <text:p>14/02/2022</text:p>
          </table:table-cell>
          <table:table-cell office:value-type="float" office:value="162229.99000000002" table:style-name="ce3">
            <text:p>162.229,99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ANCIAMENTO</text:p>
          </table:table-cell>
          <table:table-cell office:value-type="float" office:value="0" table:style-name="ce3">
            <text:p>0,00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-</text:p>
          </table:table-cell>
          <table:table-cell office:value-type="float" office:value="0" table:style-name="ce3">
            <text:p>0,00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ESTIMENTO</text:p>
          </table:table-cell>
          <table:table-cell office:value-type="float" office:value="6804145.3700000001" table:style-name="ce3">
            <text:p>6.804.145,37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-</text:p>
          </table:table-cell>
          <table:table-cell office:value-type="float" office:value="0" table:style-name="ce3">
            <text:p>0,00<text:s/></text:p>
          </table:table-cell>
          <table:table-cell table:number-columns-repeated="16382"/>
        </table:table-row>
        <table:table-row table:style-name="ro1">
          <table:table-cell office:value-type="date" office:date-value="2011-11-07T00:00:00" table:style-name="ce5">
            <text:p>07/11/2011</text:p>
          </table:table-cell>
          <table:table-cell office:value-type="float" office:value="1193.4000000000001" table:style-name="ce3">
            <text:p>1.193,40<text:s/></text:p>
          </table:table-cell>
          <table:table-cell table:number-columns-repeated="16382"/>
        </table:table-row>
        <table:table-row table:style-name="ro1">
          <table:table-cell office:value-type="date" office:date-value="2017-12-21T00:00:00" table:style-name="ce5">
            <text:p>21/12/2017</text:p>
          </table:table-cell>
          <table:table-cell office:value-type="float" office:value="120000" table:style-name="ce3">
            <text:p>120.000,00<text:s/></text:p>
          </table:table-cell>
          <table:table-cell table:number-columns-repeated="16382"/>
        </table:table-row>
        <table:table-row table:style-name="ro1">
          <table:table-cell office:value-type="date" office:date-value="2018-01-19T00:00:00" table:style-name="ce5">
            <text:p>19/01/2018</text:p>
          </table:table-cell>
          <table:table-cell office:value-type="float" office:value="1391192.97" table:style-name="ce3">
            <text:p>1.391.192,97<text:s/></text:p>
          </table:table-cell>
          <table:table-cell table:number-columns-repeated="16382"/>
        </table:table-row>
        <table:table-row table:style-name="ro1">
          <table:table-cell office:value-type="date" office:date-value="2018-08-30T00:00:00" table:style-name="ce5">
            <text:p>30/08/2018</text:p>
          </table:table-cell>
          <table:table-cell office:value-type="float" office:value="146000" table:style-name="ce3">
            <text:p>146.000,00<text:s/></text:p>
          </table:table-cell>
          <table:table-cell table:number-columns-repeated="16382"/>
        </table:table-row>
        <table:table-row table:style-name="ro1">
          <table:table-cell office:value-type="date" office:date-value="2019-07-22T00:00:00" table:style-name="ce5">
            <text:p>22/07/2019</text:p>
          </table:table-cell>
          <table:table-cell office:value-type="float" office:value="163080" table:style-name="ce3">
            <text:p>163.080,00<text:s/></text:p>
          </table:table-cell>
          <table:table-cell table:number-columns-repeated="16382"/>
        </table:table-row>
        <table:table-row table:style-name="ro1">
          <table:table-cell office:value-type="date" office:date-value="2019-09-06T00:00:00" table:style-name="ce5">
            <text:p>06/09/2019</text:p>
          </table:table-cell>
          <table:table-cell office:value-type="float" office:value="365344" table:style-name="ce3">
            <text:p>365.344,00<text:s/></text:p>
          </table:table-cell>
          <table:table-cell table:number-columns-repeated="16382"/>
        </table:table-row>
        <table:table-row table:style-name="ro1">
          <table:table-cell office:value-type="date" office:date-value="2019-09-27T00:00:00" table:style-name="ce5">
            <text:p>27/09/2019</text:p>
          </table:table-cell>
          <table:table-cell office:value-type="float" office:value="55000" table:style-name="ce3">
            <text:p>55.000,00<text:s/></text:p>
          </table:table-cell>
          <table:table-cell table:number-columns-repeated="16382"/>
        </table:table-row>
        <table:table-row table:style-name="ro1">
          <table:table-cell office:value-type="date" office:date-value="2019-11-14T00:00:00" table:style-name="ce5">
            <text:p>14/11/2019</text:p>
          </table:table-cell>
          <table:table-cell office:value-type="float" office:value="90" table:style-name="ce3">
            <text:p>90,00<text:s/></text:p>
          </table:table-cell>
          <table:table-cell table:number-columns-repeated="16382"/>
        </table:table-row>
        <table:table-row table:style-name="ro1">
          <table:table-cell office:value-type="date" office:date-value="2020-07-28T00:00:00" table:style-name="ce5">
            <text:p>28/07/2020</text:p>
          </table:table-cell>
          <table:table-cell office:value-type="float" office:value="150000" table:style-name="ce3">
            <text:p>150.000,00<text:s/></text:p>
          </table:table-cell>
          <table:table-cell table:number-columns-repeated="16382"/>
        </table:table-row>
        <table:table-row table:style-name="ro1">
          <table:table-cell office:value-type="date" office:date-value="2021-03-16T00:00:00" table:style-name="ce5">
            <text:p>16/03/2021</text:p>
          </table:table-cell>
          <table:table-cell office:value-type="float" office:value="4275000" table:style-name="ce3">
            <text:p>4.275.000,00<text:s/></text:p>
          </table:table-cell>
          <table:table-cell table:number-columns-repeated="16382"/>
        </table:table-row>
        <table:table-row table:style-name="ro1">
          <table:table-cell office:value-type="date" office:date-value="2021-05-06T00:00:00" table:style-name="ce5">
            <text:p>06/05/2021</text:p>
          </table:table-cell>
          <table:table-cell office:value-type="float" office:value="37246" table:style-name="ce3">
            <text:p>37.246,00<text:s/></text:p>
          </table:table-cell>
          <table:table-cell table:number-columns-repeated="16382"/>
        </table:table-row>
        <table:table-row table:style-name="ro1">
          <table:table-cell office:value-type="date" office:date-value="2021-05-17T00:00:00" table:style-name="ce5">
            <text:p>17/05/2021</text:p>
          </table:table-cell>
          <table:table-cell office:value-type="float" office:value="49999" table:style-name="ce3">
            <text:p>49.999,00<text:s/></text:p>
          </table:table-cell>
          <table:table-cell table:number-columns-repeated="16382"/>
        </table:table-row>
        <table:table-row table:style-name="ro1">
          <table:table-cell office:value-type="date" office:date-value="2022-01-19T00:00:00" table:style-name="ce5">
            <text:p>19/01/2022</text:p>
          </table:table-cell>
          <table:table-cell office:value-type="float" office:value="50000" table:style-name="ce3">
            <text:p>50.000,00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D ANCINE</text:p>
          </table:table-cell>
          <table:table-cell office:value-type="float" office:value="0" table:style-name="ce3">
            <text:p>0,00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-</text:p>
          </table:table-cell>
          <table:table-cell office:value-type="float" office:value="0" table:style-name="ce3">
            <text:p>0,00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vazio)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(vazio)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2">
            <text:p>Total Geral</text:p>
          </table:table-cell>
          <table:table-cell office:value-type="float" office:value="7109557.1799999997" table:style-name="ce3">
            <text:p>7.109.557,18<text:s/></text:p>
          </table:table-cell>
          <table:table-cell table:number-columns-repeated="16382"/>
        </table:table-row>
        <table:table-row table:number-rows-repeated="1048547" table:style-name="ro2">
          <table:table-cell table:number-columns-repeated="16384"/>
        </table:table-row>
      </table:table>
      <table:table table:name="1__Editais" table:style-name="ta2">
        <table:table-column table:style-name="co8" table:default-cell-style-name="ce6"/>
        <table:table-column table:style-name="co9" table:default-cell-style-name="ce7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8" table:number-columns-repeated="16377" table:default-cell-style-name="ce6"/>
        <table:table-row table:style-name="ro1">
          <table:table-cell table:style-name="ce6"/>
          <table:table-cell table:style-name="ce7"/>
          <table:table-cell table:number-columns-repeated="16382" table:style-name="ce6"/>
        </table:table-row>
        <table:table-row table:style-name="ro3">
          <table:table-cell table:style-name="ce6"/>
          <table:table-cell office:value-type="string" table:number-columns-spanned="6" table:number-rows-spanned="1" table:style-name="ce24">
            <text:p>Valores em Editais FSA (R$)</text:p>
          </table:table-cell>
          <table:covered-table-cell table:number-columns-repeated="5"/>
          <table:table-cell table:number-columns-repeated="16377" table:style-name="ce6"/>
        </table:table-row>
        <table:table-row table:style-name="ro4">
          <table:table-cell table:style-name="ce8"/>
          <table:table-cell office:value-type="string" table:style-name="ce9">
            <text:p>Ano</text:p>
          </table:table-cell>
          <table:table-cell office:value-type="string" table:style-name="ce10">
            <text:p>Investimento Retornável</text:p>
          </table:table-cell>
          <table:table-cell office:value-type="string" table:style-name="ce10">
            <text:p>Apoio não Reembolsável</text:p>
          </table:table-cell>
          <table:table-cell office:value-type="string" table:style-name="ce10">
            <text:p>Empréstimo Reembolsável</text:p>
          </table:table-cell>
          <table:table-cell office:value-type="string" table:style-name="ce10">
            <text:p>Outras Ações<text:s/><text:span text:style-name="T1">1</text:span></text:p>
          </table:table-cell>
          <table:table-cell office:value-type="string" table:style-name="ce11">
            <text:p>Total</text:p>
          </table:table-cell>
          <table:table-cell table:number-columns-repeated="16377" table:style-name="ce12"/>
        </table:table-row>
        <table:table-row table:style-name="ro5">
          <table:table-cell table:style-name="ce6"/>
          <table:table-cell office:value-type="string" table:style-name="ce13">
            <text:p>2008/2009</text:p>
          </table:table-cell>
          <table:table-cell office:value-type="float" office:value="37000000" table:style-name="ce14">
            <text:p>37.000.0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7000000" table:formula="of:=+SUM([.C4:.F4])" table:style-name="ce15">
            <text:p>37.000.00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string" table:style-name="ce9">
            <text:p>2009/2010</text:p>
          </table:table-cell>
          <table:table-cell office:value-type="float" office:value="81514522" table:style-name="ce16">
            <text:p>81.514.522</text:p>
          </table:table-cell>
          <table:table-cell office:value-type="float" office:value="0" table:style-name="ce16">
            <text:p>0</text:p>
          </table:table-cell>
          <table:table-cell office:value-type="float" office:value="2953911" table:style-name="ce16">
            <text:p>2.953.911</text:p>
          </table:table-cell>
          <table:table-cell office:value-type="float" office:value="34904972" table:style-name="ce16">
            <text:p>34.904.972</text:p>
          </table:table-cell>
          <table:table-cell office:value-type="float" office:value="119373405" table:formula="of:=+SUM([.C5:.F5])" table:style-name="ce17">
            <text:p>119.373.405</text:p>
          </table:table-cell>
          <table:table-cell table:number-columns-repeated="16377" table:style-name="ce1"/>
        </table:table-row>
        <table:table-row table:style-name="ro5">
          <table:table-cell table:style-name="ce6"/>
          <table:table-cell office:value-type="string" table:style-name="ce13">
            <text:p>2010/2011</text:p>
          </table:table-cell>
          <table:table-cell office:value-type="float" office:value="84000000" table:style-name="ce14">
            <text:p>84.000.000</text:p>
          </table:table-cell>
          <table:table-cell office:value-type="float" office:value="0" table:style-name="ce14">
            <text:p>0</text:p>
          </table:table-cell>
          <table:table-cell office:value-type="float" office:value="77835805.290000007" table:style-name="ce14">
            <text:p>77.835.805</text:p>
          </table:table-cell>
          <table:table-cell office:value-type="float" office:value="11084500" table:style-name="ce14">
            <text:p>11.084.500</text:p>
          </table:table-cell>
          <table:table-cell office:value-type="float" office:value="172920305.29000002" table:formula="of:=+SUM([.C6:.F6])" table:style-name="ce15">
            <text:p>172.920.305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2012" table:style-name="ce9">
            <text:p>2012</text:p>
          </table:table-cell>
          <table:table-cell office:value-type="float" office:value="205000000" table:style-name="ce16">
            <text:p>205.000.000</text:p>
          </table:table-cell>
          <table:table-cell office:value-type="float" office:value="0" table:style-name="ce16">
            <text:p>0</text:p>
          </table:table-cell>
          <table:table-cell office:value-type="float" office:value="78500000" table:style-name="ce16">
            <text:p>78.500.000</text:p>
          </table:table-cell>
          <table:table-cell office:value-type="float" office:value="32064574.859999999" table:style-name="ce16">
            <text:p>32.064.575</text:p>
          </table:table-cell>
          <table:table-cell office:value-type="float" office:value="315564574.86000001" table:formula="of:=+SUM([.C7:.F7])" table:style-name="ce17">
            <text:p>315.564.575</text:p>
          </table:table-cell>
          <table:table-cell table:number-columns-repeated="16377" table:style-name="ce1"/>
        </table:table-row>
        <table:table-row table:style-name="ro5">
          <table:table-cell table:style-name="ce6"/>
          <table:table-cell office:value-type="float" office:value="2013" table:style-name="ce13">
            <text:p>2013</text:p>
          </table:table-cell>
          <table:table-cell office:value-type="float" office:value="205000000" table:style-name="ce14">
            <text:p>205.000.000</text:p>
          </table:table-cell>
          <table:table-cell office:value-type="float" office:value="47000000" table:style-name="ce14">
            <text:p>47.000.000</text:p>
          </table:table-cell>
          <table:table-cell office:value-type="float" office:value="260000000" table:style-name="ce14">
            <text:p>260.000.000</text:p>
          </table:table-cell>
          <table:table-cell office:value-type="float" office:value="17188028" table:style-name="ce14">
            <text:p>17.188.028</text:p>
          </table:table-cell>
          <table:table-cell office:value-type="float" office:value="529188028" table:formula="of:=+SUM([.C8:.F8])" table:style-name="ce15">
            <text:p>529.188.028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2014" table:style-name="ce9">
            <text:p>2014</text:p>
          </table:table-cell>
          <table:table-cell office:value-type="float" office:value="456343745" table:style-name="ce16">
            <text:p>456.343.745</text:p>
          </table:table-cell>
          <table:table-cell office:value-type="float" office:value="54000000" table:style-name="ce16">
            <text:p>54.000.000</text:p>
          </table:table-cell>
          <table:table-cell office:value-type="float" office:value="0" table:style-name="ce16">
            <text:p>0</text:p>
          </table:table-cell>
          <table:table-cell office:value-type="float" office:value="20000000" table:style-name="ce16">
            <text:p>20.000.000</text:p>
          </table:table-cell>
          <table:table-cell office:value-type="float" office:value="530343745" table:formula="of:=+SUM([.C9:.F9])" table:style-name="ce17">
            <text:p>530.343.745</text:p>
          </table:table-cell>
          <table:table-cell table:number-columns-repeated="16377" table:style-name="ce1"/>
        </table:table-row>
        <table:table-row table:style-name="ro5">
          <table:table-cell table:style-name="ce6"/>
          <table:table-cell office:value-type="float" office:value="2015" table:style-name="ce13">
            <text:p>2015</text:p>
          </table:table-cell>
          <table:table-cell office:value-type="float" office:value="440045000" table:style-name="ce18">
            <text:p>440.045.000</text:p>
          </table:table-cell>
          <table:table-cell office:value-type="float" office:value="3600000" table:style-name="ce14">
            <text:p>3.600.0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43645000" table:formula="of:=+SUM([.C10:.F10])" table:style-name="ce15">
            <text:p>443.645.00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2016" table:style-name="ce9">
            <text:p>2016</text:p>
          </table:table-cell>
          <table:table-cell office:value-type="float" office:value="619205720" table:style-name="ce16">
            <text:p>619.205.720</text:p>
          </table:table-cell>
          <table:table-cell office:value-type="float" office:value="5071000" table:style-name="ce16">
            <text:p>5.071.000</text:p>
          </table:table-cell>
          <table:table-cell office:value-type="float" office:value="0" table:style-name="ce16">
            <text:p>0</text:p>
          </table:table-cell>
          <table:table-cell office:value-type="float" office:value="9600000" table:style-name="ce16">
            <text:p>9.600.000</text:p>
          </table:table-cell>
          <table:table-cell office:value-type="float" office:value="633876720" table:formula="of:=+SUM([.C11:.F11])" table:style-name="ce17">
            <text:p>633.876.720</text:p>
          </table:table-cell>
          <table:table-cell table:number-columns-repeated="16377" table:style-name="ce1"/>
        </table:table-row>
        <table:table-row table:style-name="ro5">
          <table:table-cell table:style-name="ce6"/>
          <table:table-cell office:value-type="float" office:value="2017" table:style-name="ce13">
            <text:p>2017</text:p>
          </table:table-cell>
          <table:table-cell office:value-type="float" office:value="416326865" table:style-name="ce18">
            <text:p>416.326.86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8300000" table:style-name="ce14">
            <text:p>8.300.000</text:p>
          </table:table-cell>
          <table:table-cell office:value-type="float" office:value="424626865" table:formula="of:=+SUM([.C12:.F12])" table:style-name="ce15">
            <text:p>424.626.865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2018" table:style-name="ce9">
            <text:p>2018</text:p>
          </table:table-cell>
          <table:table-cell office:value-type="float" office:value="1155374600" table:style-name="ce16">
            <text:p>1.155.374.600</text:p>
          </table:table-cell>
          <table:table-cell office:value-type="float" office:value="3000000" table:style-name="ce16">
            <text:p>3.000.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58374600" table:formula="of:=+SUM([.C13:.F13])" table:style-name="ce17">
            <text:p>1.158.374.600</text:p>
          </table:table-cell>
          <table:table-cell table:style-name="ce1"/>
          <table:table-cell table:style-name="ce12"/>
          <table:table-cell table:number-columns-repeated="16375" table:style-name="ce1"/>
        </table:table-row>
        <table:table-row table:style-name="ro5">
          <table:table-cell table:style-name="ce6"/>
          <table:table-cell office:value-type="float" office:value="2019" table:style-name="ce13">
            <text:p>2019</text:p>
          </table:table-cell>
          <table:table-cell office:value-type="float" office:value="37176830" table:style-name="ce14">
            <text:p>37.176.83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7176830" table:formula="of:=+SUM([.C14:.F14])" table:style-name="ce15">
            <text:p>37.176.83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2020" table:style-name="ce9">
            <text:p>2020</text:p>
          </table:table-cell>
          <table:table-cell office:value-type="float" office:value="0" table:style-name="ce16">
            <text:p>0</text:p>
          </table:table-cell>
          <table:table-cell office:value-type="float" office:value="8500000" table:style-name="ce16">
            <text:p>8.500.000</text:p>
          </table:table-cell>
          <table:table-cell office:value-type="float" office:value="400000000" table:style-name="ce16">
            <text:p>400.000.000</text:p>
          </table:table-cell>
          <table:table-cell office:value-type="float" office:value="0" table:style-name="ce16">
            <text:p>0</text:p>
          </table:table-cell>
          <table:table-cell office:value-type="float" office:value="408500000" table:formula="of:=+SUM([.C15:.F15])" table:style-name="ce17">
            <text:p>408.500.000</text:p>
          </table:table-cell>
          <table:table-cell table:number-columns-repeated="16377" table:style-name="ce1"/>
        </table:table-row>
        <table:table-row table:style-name="ro5">
          <table:table-cell table:style-name="ce1"/>
          <table:table-cell office:value-type="float" office:value="2021" table:style-name="ce13">
            <text:p>2021</text:p>
          </table:table-cell>
          <table:table-cell office:value-type="float" office:value="111600000" table:style-name="ce14">
            <text:p>111.600.000</text:p>
          </table:table-cell>
          <table:table-cell office:value-type="float" office:value="0" table:style-name="ce14">
            <text:p>0</text:p>
          </table:table-cell>
          <table:table-cell office:value-type="float" office:value="25000000" table:style-name="ce14">
            <text:p>25.000.000</text:p>
          </table:table-cell>
          <table:table-cell office:value-type="float" office:value="0" table:style-name="ce14">
            <text:p>0</text:p>
          </table:table-cell>
          <table:table-cell office:value-type="float" office:value="136600000" table:formula="of:=+SUM([.C16:.F16])" table:style-name="ce15">
            <text:p>136.600.000</text:p>
          </table:table-cell>
          <table:table-cell table:number-columns-repeated="16377" table:style-name="ce1"/>
        </table:table-row>
        <table:table-row table:style-name="ro5">
          <table:table-cell table:style-name="ce6"/>
          <table:table-cell office:value-type="float" office:value="2022" table:style-name="ce9">
            <text:p>2022</text:p>
          </table:table-cell>
          <table:table-cell office:value-type="float" office:value="653700000" table:style-name="ce16">
            <text:p>653.700.000</text:p>
          </table:table-cell>
          <table:table-cell office:value-type="float" office:value="0" table:style-name="ce16">
            <text:p>0</text:p>
          </table:table-cell>
          <table:table-cell office:value-type="float" office:value="240000000" table:style-name="ce16">
            <text:p>240.000.000</text:p>
          </table:table-cell>
          <table:table-cell office:value-type="float" office:value="0" table:style-name="ce16">
            <text:p>0</text:p>
          </table:table-cell>
          <table:table-cell office:value-type="float" office:value="893700000" table:formula="of:=+SUM([.C17:.F17])" table:style-name="ce17">
            <text:p>893.700.000</text:p>
          </table:table-cell>
          <table:table-cell table:number-columns-repeated="16377" table:style-name="ce1"/>
        </table:table-row>
        <table:table-row table:style-name="ro5">
          <table:table-cell table:style-name="ce6"/>
          <table:table-cell office:value-type="float" office:value="2023" table:style-name="ce19">
            <text:p>2023</text:p>
          </table:table-cell>
          <table:table-cell office:value-type="float" office:value="724870365" table:formula="of:=634870365+90000000" table:style-name="ce20">
            <text:p>724.870.365</text:p>
          </table:table-cell>
          <table:table-cell office:value-type="float" office:value="6000000" table:style-name="ce20">
            <text:p>6.000.000</text:p>
          </table:table-cell>
          <table:table-cell office:value-type="float" office:value="150000000" table:style-name="ce20">
            <text:p>150.000.000</text:p>
          </table:table-cell>
          <table:table-cell office:value-type="float" office:value="0" table:style-name="ce20">
            <text:p>0</text:p>
          </table:table-cell>
          <table:table-cell office:value-type="float" office:value="880870365" table:formula="of:=+SUM([.C18:.F18])" table:style-name="ce21">
            <text:p>880.870.365</text:p>
          </table:table-cell>
          <table:table-cell table:number-columns-repeated="16377" table:style-name="ce1"/>
        </table:table-row>
        <table:table-row table:style-name="ro5">
          <table:table-cell table:style-name="ce6"/>
          <table:table-cell office:value-type="float" office:value="2024" table:style-name="ce9">
            <text:p>2024</text:p>
          </table:table-cell>
          <table:table-cell office:value-type="float" office:value="875911760" table:style-name="ce16">
            <text:p>875.911.760</text:p>
          </table:table-cell>
          <table:table-cell office:value-type="float" office:value="0" table:style-name="ce16">
            <text:p>0</text:p>
          </table:table-cell>
          <table:table-cell office:value-type="float" office:value="400000000" table:style-name="ce16">
            <text:p>400.000.000</text:p>
          </table:table-cell>
          <table:table-cell office:value-type="float" office:value="0" table:style-name="ce16">
            <text:p>0</text:p>
          </table:table-cell>
          <table:table-cell office:value-type="float" office:value="1275911760" table:formula="of:=+SUM([.C19:.F19])" table:style-name="ce17">
            <text:p>1.275.911.760</text:p>
          </table:table-cell>
          <table:table-cell table:number-columns-repeated="16377" table:style-name="ce1"/>
        </table:table-row>
        <table:table-row table:style-name="ro5">
          <table:table-cell table:style-name="ce6"/>
          <table:table-cell office:value-type="string" table:style-name="ce19">
            <text:p>2025*</text:p>
          </table:table-cell>
          <table:table-cell office:value-type="float" office:value="473493790" table:style-name="ce20">
            <text:p>473.493.790</text:p>
          </table:table-cell>
          <table:table-cell office:value-type="float" office:value="0" table:style-name="ce20">
            <text:p>0</text:p>
          </table:table-cell>
          <table:table-cell office:value-type="float" office:value="266000000" table:style-name="ce20">
            <text:p>266.000.000</text:p>
          </table:table-cell>
          <table:table-cell office:value-type="float" office:value="0" table:style-name="ce20">
            <text:p>0</text:p>
          </table:table-cell>
          <table:table-cell office:value-type="float" office:value="739493790" table:formula="of:=+SUM([.C20:.F20])" table:style-name="ce21">
            <text:p>739.493.790</text:p>
          </table:table-cell>
          <table:table-cell table:number-columns-repeated="16377" table:style-name="ce1"/>
        </table:table-row>
        <table:table-row table:style-name="ro6">
          <table:table-cell table:style-name="ce6"/>
          <table:table-cell office:value-type="string" table:style-name="ce22">
            <text:p>Fontes: Diário Oficial da União; Site do BRDE - https://www.brde.com.br/fsa/chamadas-de-investimento/chamadas-publicas/arranjos-regionais/; Controles Internos ANCINE.</text:p>
          </table:table-cell>
          <table:table-cell table:number-columns-repeated="7" table:style-name="ce6"/>
          <table:table-cell table:number-columns-repeated="16375" table:style-name="ce1"/>
        </table:table-row>
        <table:table-row table:style-name="ro1">
          <table:table-cell table:style-name="ce6"/>
          <table:table-cell office:value-type="string" table:style-name="ce22">
            <text:p><text:span text:style-name="T3">1</text:span><text:s text:c="2"/>recursos destinados ao Programa Cinema Perto de Você, à remuneração dos agentes financeiros e a outras despesas de administração do Fundo.<text:s/></text:p>
          </table:table-cell>
          <table:table-cell table:number-columns-repeated="16382" table:style-name="ce6"/>
        </table:table-row>
        <table:table-row table:style-name="ro1">
          <table:table-cell table:style-name="ce6"/>
          <table:table-cell office:value-type="string" table:style-name="ce22">
            <text:p>* Até 31 de julho de 2025</text:p>
          </table:table-cell>
          <table:table-cell table:number-columns-repeated="16382" table:style-name="ce6"/>
        </table:table-row>
        <table:table-row table:number-rows-repeated="1048551" table:style-name="ro2">
          <table:table-cell table:number-columns-repeated="16384"/>
        </table:table-row>
        <table:table-row table:style-name="ro1">
          <table:table-cell/>
          <table:table-cell table:style-name="ce7"/>
          <table:table-cell table:number-columns-repeated="16382" table:style-name="ce6"/>
        </table:table-row>
        <table:table-row table:style-name="ro1">
          <table:table-cell table:style-name="ce1"/>
          <table:table-cell table:style-name="ce7"/>
          <table:table-cell table:style-name="ce23"/>
          <table:table-cell table:number-columns-repeated="4" table:style-name="ce6"/>
          <table:table-cell table:number-columns-repeated="16377" table:style-name="ce1"/>
        </table:table-row>
      </table:table>
      <table:table table:name="2__Arrecadacao" table:style-name="ta3">
        <table:table-column table:style-name="co8" table:default-cell-style-name="ce6"/>
        <table:table-column table:style-name="co15" table:default-cell-style-name="ce25"/>
        <table:table-column table:style-name="co16" table:default-cell-style-name="ce6"/>
        <table:table-column table:style-name="co17" table:default-cell-style-name="ce6"/>
        <table:table-column table:style-name="co8" table:default-cell-style-name="ce6"/>
        <table:table-column table:style-name="co18" table:default-cell-style-name="ce6"/>
        <table:table-column table:style-name="co8" table:number-columns-repeated="16378" table:default-cell-style-name="ce6"/>
        <table:table-row table:style-name="ro1">
          <table:table-cell table:number-columns-repeated="16384"/>
        </table:table-row>
        <table:table-row table:style-name="ro7">
          <table:table-cell table:style-name="ce26"/>
          <table:table-cell office:value-type="string" table:style-name="ce27">
            <text:p>Ano</text:p>
          </table:table-cell>
          <table:table-cell office:value-type="string" table:style-name="ce28">
            <text:p>Receitas FSA (R$)</text:p>
          </table:table-cell>
          <table:table-cell office:value-type="string" table:style-name="ce29">
            <text:p>Receitas líquidas de DRU (R$)</text:p>
          </table:table-cell>
          <table:table-cell table:number-columns-repeated="16380" table:style-name="ce26"/>
        </table:table-row>
        <table:table-row table:style-name="ro8">
          <table:table-cell/>
          <table:table-cell office:value-type="float" office:value="2007" table:style-name="ce30">
            <text:p>2007</text:p>
          </table:table-cell>
          <table:table-cell office:value-type="float" office:value="100645233.23999999" table:style-name="ce31">
            <text:p>100.645.233<text:s/></text:p>
          </table:table-cell>
          <table:table-cell office:value-type="float" office:value="99519452.920000002" table:style-name="ce32">
            <text:p>99.519.453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08" table:style-name="ce30">
            <text:p>2008</text:p>
          </table:table-cell>
          <table:table-cell office:value-type="float" office:value="241131367.19" table:style-name="ce31">
            <text:p>241.131.367<text:s/></text:p>
          </table:table-cell>
          <table:table-cell office:value-type="float" office:value="194979633.24000001" table:style-name="ce32">
            <text:p>194.979.633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09" table:style-name="ce30">
            <text:p>2009</text:p>
          </table:table-cell>
          <table:table-cell office:value-type="float" office:value="164944883.72999999" table:style-name="ce31">
            <text:p>164.944.884<text:s/></text:p>
          </table:table-cell>
          <table:table-cell office:value-type="float" office:value="118159737.29000001" table:style-name="ce32">
            <text:p>118.159.737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0" table:style-name="ce30">
            <text:p>2010</text:p>
          </table:table-cell>
          <table:table-cell office:value-type="float" office:value="74321411.359999999" table:style-name="ce31">
            <text:p>74.321.411<text:s/></text:p>
          </table:table-cell>
          <table:table-cell office:value-type="float" office:value="53443485.539999999" table:style-name="ce32">
            <text:p>53.443.486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1" table:style-name="ce30">
            <text:p>2011</text:p>
          </table:table-cell>
          <table:table-cell office:value-type="float" office:value="239018447.15000001" table:style-name="ce31">
            <text:p>239.018.447<text:s/></text:p>
          </table:table-cell>
          <table:table-cell office:value-type="float" office:value="225301904.52000001" table:style-name="ce32">
            <text:p>225.301.905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2" table:style-name="ce30">
            <text:p>2012</text:p>
          </table:table-cell>
          <table:table-cell office:value-type="float" office:value="992259095.13" table:style-name="ce31">
            <text:p>992.259.095<text:s/></text:p>
          </table:table-cell>
          <table:table-cell office:value-type="float" office:value="805985180.54999995" table:style-name="ce32">
            <text:p>805.985.181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3" table:style-name="ce30">
            <text:p>2013</text:p>
          </table:table-cell>
          <table:table-cell office:value-type="float" office:value="1115939105.8900001" table:style-name="ce31">
            <text:p>1.115.939.106<text:s/></text:p>
          </table:table-cell>
          <table:table-cell office:value-type="float" office:value="903308159.27999997" table:style-name="ce32">
            <text:p>903.308.159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4" table:style-name="ce30">
            <text:p>2014</text:p>
          </table:table-cell>
          <table:table-cell office:value-type="float" office:value="1280662928.6800001" table:style-name="ce31">
            <text:p>1.280.662.929<text:s/></text:p>
          </table:table-cell>
          <table:table-cell office:value-type="float" office:value="1074880909.3900001" table:style-name="ce32">
            <text:p>1.074.880.909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5" table:style-name="ce30">
            <text:p>2015</text:p>
          </table:table-cell>
          <table:table-cell office:value-type="float" office:value="1200237568.1800001" table:style-name="ce31">
            <text:p>1.200.237.568<text:s/></text:p>
          </table:table-cell>
          <table:table-cell office:value-type="float" office:value="988191964.36000001" table:style-name="ce32">
            <text:p>988.191.964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6" table:style-name="ce30">
            <text:p>2016</text:p>
          </table:table-cell>
          <table:table-cell office:value-type="float" office:value="1328398618.78" table:style-name="ce31">
            <text:p>1.328.398.619<text:s/></text:p>
          </table:table-cell>
          <table:table-cell office:value-type="float" office:value="964321389.38" table:style-name="ce32">
            <text:p>964.321.389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7" table:style-name="ce30">
            <text:p>2017</text:p>
          </table:table-cell>
          <table:table-cell office:value-type="float" office:value="1377383269.0699999" table:style-name="ce31">
            <text:p>1.377.383.269<text:s/></text:p>
          </table:table-cell>
          <table:table-cell office:value-type="float" office:value="1035751986.4" table:style-name="ce32">
            <text:p>1.035.751.986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8" table:style-name="ce30">
            <text:p>2018</text:p>
          </table:table-cell>
          <table:table-cell office:value-type="float" office:value="1174425649.4400001" table:style-name="ce31">
            <text:p>1.174.425.649<text:s/></text:p>
          </table:table-cell>
          <table:table-cell office:value-type="float" office:value="849185258.95000005" table:style-name="ce32">
            <text:p>849.185.259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19" table:style-name="ce30">
            <text:p>2019</text:p>
          </table:table-cell>
          <table:table-cell office:value-type="float" office:value="1260695366.6600001" table:style-name="ce31">
            <text:p>1.260.695.367<text:s/></text:p>
          </table:table-cell>
          <table:table-cell office:value-type="float" office:value="942294705.71000004" table:style-name="ce32">
            <text:p>942.294.706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20" table:style-name="ce30">
            <text:p>2020</text:p>
          </table:table-cell>
          <table:table-cell office:value-type="float" office:value="1596044723.1099999" table:style-name="ce31">
            <text:p>1.596.044.723<text:s/></text:p>
          </table:table-cell>
          <table:table-cell office:value-type="float" office:value="1330700675.97" table:style-name="ce32">
            <text:p>1.330.700.676<text:s/>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21" table:style-name="ce30">
            <text:p>2021</text:p>
          </table:table-cell>
          <table:table-cell office:value-type="float" office:value="1225515563.1500001" table:style-name="ce31">
            <text:p>1.225.515.563<text:s/></text:p>
          </table:table-cell>
          <table:table-cell office:value-type="float" office:value="933234072.45000005" table:style-name="ce32">
            <text:p>933.234.072<text:s/></text:p>
          </table:table-cell>
          <table:table-cell table:number-columns-repeated="16380" table:style-name="ce6"/>
        </table:table-row>
        <table:table-row table:style-name="ro8">
          <table:table-cell table:style-name="ce1"/>
          <table:table-cell office:value-type="float" office:value="2022" table:style-name="ce30">
            <text:p>2022</text:p>
          </table:table-cell>
          <table:table-cell office:value-type="float" office:value="1419215549.0899999" table:style-name="ce31">
            <text:p>1.419.215.549<text:s/></text:p>
          </table:table-cell>
          <table:table-cell office:value-type="float" office:value="1075804543.1199999" table:style-name="ce32">
            <text:p>1.075.804.543<text:s/></text:p>
          </table:table-cell>
          <table:table-cell table:style-name="ce1"/>
          <table:table-cell table:style-name="ce33"/>
          <table:table-cell table:number-columns-repeated="16378" table:style-name="ce1"/>
        </table:table-row>
        <table:table-row table:style-name="ro8">
          <table:table-cell table:style-name="ce1"/>
          <table:table-cell office:value-type="float" office:value="2023" table:style-name="ce30">
            <text:p>2023</text:p>
          </table:table-cell>
          <table:table-cell office:value-type="float" office:value="1558101157.6199999" table:style-name="ce31">
            <text:p>1.558.101.158<text:s/></text:p>
          </table:table-cell>
          <table:table-cell office:value-type="float" office:value="1207308387.3699999" table:style-name="ce32">
            <text:p>1.207.308.387<text:s/></text:p>
          </table:table-cell>
          <table:table-cell table:style-name="ce1"/>
          <table:table-cell table:style-name="ce33"/>
          <table:table-cell table:number-columns-repeated="16378" table:style-name="ce1"/>
        </table:table-row>
        <table:table-row table:style-name="ro8">
          <table:table-cell table:style-name="ce1"/>
          <table:table-cell office:value-type="float" office:value="2024" table:style-name="ce30">
            <text:p>2024</text:p>
          </table:table-cell>
          <table:table-cell office:value-type="float" office:value="1836132407.75" table:style-name="ce31">
            <text:p>1.836.132.408<text:s/></text:p>
          </table:table-cell>
          <table:table-cell office:value-type="float" office:value="1473199097.3699999" table:style-name="ce32">
            <text:p>1.473.199.097<text:s/></text:p>
          </table:table-cell>
          <table:table-cell table:style-name="ce1"/>
          <table:table-cell table:style-name="ce33"/>
          <table:table-cell table:number-columns-repeated="16378" table:style-name="ce1"/>
        </table:table-row>
        <table:table-row table:style-name="ro8">
          <table:table-cell table:style-name="ce1"/>
          <table:table-cell office:value-type="string" table:style-name="ce34">
            <text:p>2025*</text:p>
          </table:table-cell>
          <table:table-cell office:value-type="float" office:value="1724620423.8099999" table:style-name="ce35">
            <text:p>1.724.620.424<text:s/></text:p>
          </table:table-cell>
          <table:table-cell office:value-type="float" office:value="1278992419.46" table:style-name="ce36">
            <text:p>1.278.992.419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7">
            <text:p>Fonte: Gerência de Finanças e Orçamento - GFO/SGI/ANCINE.</text:p>
          </table:table-cell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/>
          <table:table-cell office:value-type="string" table:style-name="ce22">
            <text:p>* Até 31 de julho de 2025</text:p>
          </table:table-cell>
          <table:table-cell table:number-columns-repeated="16382" table:style-name="ce6"/>
        </table:table-row>
        <table:table-row table:number-rows-repeated="1048553" table:style-name="ro1">
          <table:table-cell table:number-columns-repeated="16384"/>
        </table:table-row>
      </table:table>
      <table:table table:name="3__Orç__anual" table:style-name="ta2">
        <table:table-column table:style-name="co8" table:default-cell-style-name="ce6"/>
        <table:table-column table:style-name="co19" table:default-cell-style-name="ce7"/>
        <table:table-column table:style-name="co20" table:default-cell-style-name="ce6"/>
        <table:table-column table:style-name="co8" table:number-columns-repeated="3" table:default-cell-style-name="ce6"/>
        <table:table-column table:style-name="co21" table:default-cell-style-name="ce6"/>
        <table:table-column table:style-name="co8" table:number-columns-repeated="16377" table:default-cell-style-name="ce6"/>
        <table:table-row table:style-name="ro1">
          <table:table-cell table:style-name="ce6"/>
          <table:table-cell table:style-name="ce7"/>
          <table:table-cell table:number-columns-repeated="16382" table:style-name="ce6"/>
        </table:table-row>
        <table:table-row table:style-name="ro3">
          <table:table-cell table:style-name="ce6"/>
          <table:table-cell office:value-type="string" table:number-columns-spanned="2" table:number-rows-spanned="1" table:style-name="ce45">
            <text:p>Orçamento Anual</text:p>
          </table:table-cell>
          <table:covered-table-cell/>
          <table:table-cell table:number-columns-repeated="4" table:style-name="ce6"/>
          <table:table-cell table:number-columns-repeated="16377" table:style-name="ce1"/>
        </table:table-row>
        <table:table-row table:style-name="ro9">
          <table:table-cell table:style-name="ce6"/>
          <table:table-cell office:value-type="string" table:style-name="ce38">
            <text:p>Ano</text:p>
          </table:table-cell>
          <table:table-cell office:value-type="string" table:style-name="ce39">
            <text:p>Dotação autorizada para o FSA*</text:p>
          </table:table-cell>
          <table:table-cell table:number-columns-repeated="4" table:style-name="ce6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08" table:style-name="ce40">
            <text:p>2008</text:p>
          </table:table-cell>
          <table:table-cell office:value-type="float" office:value="62572488" table:style-name="ce41">
            <text:p>62.572.488</text:p>
          </table:table-cell>
          <table:table-cell table:number-columns-repeated="4" table:style-name="ce6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09" table:style-name="ce42">
            <text:p>2009</text:p>
          </table:table-cell>
          <table:table-cell office:value-type="float" office:value="102716483" table:style-name="ce43">
            <text:p>102.716.483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0" table:style-name="ce40">
            <text:p>2010</text:p>
          </table:table-cell>
          <table:table-cell office:value-type="float" office:value="65237792" table:style-name="ce41">
            <text:p>65.237.792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1" table:style-name="ce42">
            <text:p>2011</text:p>
          </table:table-cell>
          <table:table-cell office:value-type="float" office:value="217875011" table:style-name="ce43">
            <text:p>217.875.011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2" table:style-name="ce40">
            <text:p>2012</text:p>
          </table:table-cell>
          <table:table-cell office:value-type="float" office:value="819524522" table:style-name="ce41">
            <text:p>819.524.522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3" table:style-name="ce42">
            <text:p>2013</text:p>
          </table:table-cell>
          <table:table-cell office:value-type="float" office:value="988097525" table:style-name="ce43">
            <text:p>988.097.525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4" table:style-name="ce40">
            <text:p>2014</text:p>
          </table:table-cell>
          <table:table-cell office:value-type="float" office:value="1036668300" table:style-name="ce41">
            <text:p>1.036.668.300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5" table:style-name="ce42">
            <text:p>2015</text:p>
          </table:table-cell>
          <table:table-cell office:value-type="float" office:value="996657366" table:style-name="ce43">
            <text:p>996.657.366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6" table:style-name="ce40">
            <text:p>2016</text:p>
          </table:table-cell>
          <table:table-cell office:value-type="float" office:value="838201907" table:style-name="ce41">
            <text:p>838.201.907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7" table:style-name="ce42">
            <text:p>2017</text:p>
          </table:table-cell>
          <table:table-cell office:value-type="float" office:value="748689907" table:style-name="ce43">
            <text:p>748.689.907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8" table:style-name="ce40">
            <text:p>2018</text:p>
          </table:table-cell>
          <table:table-cell office:value-type="float" office:value="724755700" table:style-name="ce41">
            <text:p>724.755.700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19" table:style-name="ce42">
            <text:p>2019</text:p>
          </table:table-cell>
          <table:table-cell office:value-type="float" office:value="724200000" table:style-name="ce43">
            <text:p>724.200.000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6"/>
          <table:table-cell office:value-type="float" office:value="2020" table:style-name="ce40">
            <text:p>2020</text:p>
          </table:table-cell>
          <table:table-cell office:value-type="float" office:value="422964998" table:style-name="ce41">
            <text:p>422.964.998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1"/>
          <table:table-cell office:value-type="float" office:value="2021" table:style-name="ce42">
            <text:p>2021</text:p>
          </table:table-cell>
          <table:table-cell office:value-type="float" office:value="439001281" table:style-name="ce43">
            <text:p>439.001.281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1"/>
          <table:table-cell office:value-type="float" office:value="2022" table:style-name="ce40">
            <text:p>2022</text:p>
          </table:table-cell>
          <table:table-cell office:value-type="float" office:value="417448811" table:style-name="ce41">
            <text:p>417.448.811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1"/>
          <table:table-cell office:value-type="float" office:value="2023" table:style-name="ce42">
            <text:p>2023</text:p>
          </table:table-cell>
          <table:table-cell office:value-type="float" office:value="1258800000" table:style-name="ce43">
            <text:p>1.258.800.000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1"/>
          <table:table-cell office:value-type="float" office:value="2024" table:style-name="ce40">
            <text:p>2024</text:p>
          </table:table-cell>
          <table:table-cell office:value-type="float" office:value="1023023442" table:style-name="ce41">
            <text:p>1.023.023.442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6">
          <table:table-cell table:style-name="ce1"/>
          <table:table-cell office:value-type="string" table:style-name="ce42">
            <text:p>2025**</text:p>
          </table:table-cell>
          <table:table-cell office:value-type="float" office:value="957352164" table:formula="of:=911000000+19358800+7980000+19013364" table:style-name="ce43">
            <text:p>957.352.164</text:p>
          </table:table-cell>
          <table:table-cell table:number-columns-repeated="3" table:style-name="ce6"/>
          <table:table-cell table:style-name="ce44"/>
          <table:table-cell table:number-columns-repeated="16377" table:style-name="ce1"/>
        </table:table-row>
        <table:table-row table:style-name="ro1" table:visibility="collapse">
          <table:table-cell table:style-name="ce1"/>
          <table:table-cell table:style-name="ce7"/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7">
            <text:p>Fonte: Gerência de Finanças e Orçamento - GFO/SGI/ANCINE.</text:p>
          </table:table-cell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22">
            <text:p>*Dotação no final do exercício</text:p>
          </table:table-cell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22">
            <text:p>** Até 31 de julho de 2025</text:p>
          </table:table-cell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 table:style-name="ce6"/>
          <table:table-cell table:style-name="ce7"/>
          <table:table-cell table:number-columns-repeated="5" table:style-name="ce6"/>
          <table:table-cell table:number-columns-repeated="16377" table:style-name="ce1"/>
        </table:table-row>
        <table:table-row table:number-rows-repeated="1048536" table:style-name="ro2">
          <table:table-cell table:number-columns-repeated="16384"/>
        </table:table-row>
        <table:table-row table:style-name="ro1">
          <table:table-cell table:style-name="ce6"/>
          <table:table-cell table:style-name="ce7"/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 table:style-name="ce1"/>
          <table:table-cell table:style-name="ce7"/>
          <table:table-cell table:style-name="ce23"/>
          <table:table-cell table:number-columns-repeated="4" table:style-name="ce6"/>
          <table:table-cell table:number-columns-repeated="16377" table:style-name="ce1"/>
        </table:table-row>
        <table:table-row table:number-rows-repeated="12" table:style-name="ro1">
          <table:table-cell table:style-name="ce6"/>
          <table:table-cell table:style-name="ce7"/>
          <table:table-cell table:number-columns-repeated="5" table:style-name="ce6"/>
          <table:table-cell table:number-columns-repeated="16377" table:style-name="ce1"/>
        </table:table-row>
      </table:table>
      <table:table table:name="4__Empenho" table:style-name="ta3">
        <table:table-column table:style-name="co8" table:default-cell-style-name="ce6"/>
        <table:table-column table:style-name="co22" table:default-cell-style-name="ce7"/>
        <table:table-column table:style-name="co23" table:default-cell-style-name="ce6"/>
        <table:table-column table:style-name="co24" table:default-cell-style-name="ce6"/>
        <table:table-column table:style-name="co8" table:number-columns-repeated="3" table:default-cell-style-name="ce6"/>
        <table:table-column table:style-name="co21" table:default-cell-style-name="ce6"/>
        <table:table-column table:style-name="co8" table:number-columns-repeated="16376" table:default-cell-style-name="ce6"/>
        <table:table-row table:style-name="ro1">
          <table:table-cell/>
          <table:table-cell table:style-name="ce7"/>
          <table:table-cell table:number-columns-repeated="16382" table:style-name="ce6"/>
        </table:table-row>
        <table:table-row table:style-name="ro10">
          <table:table-cell/>
          <table:table-cell office:value-type="string" table:number-columns-spanned="3" table:number-rows-spanned="1" table:style-name="ce46">
            <text:p>Empenho e execução financeira do FSA - (R$)</text:p>
          </table:table-cell>
          <table:covered-table-cell table:number-columns-repeated="2"/>
          <table:table-cell table:number-columns-repeated="16380" table:style-name="ce6"/>
        </table:table-row>
        <table:table-row table:style-name="ro11">
          <table:table-cell/>
          <table:table-cell office:value-type="string" table:style-name="ce38">
            <text:p>Ano</text:p>
          </table:table-cell>
          <table:table-cell office:value-type="string" table:style-name="ce38">
            <text:p>Empenho do Orçamento do FSA</text:p>
          </table:table-cell>
          <table:table-cell office:value-type="string" table:style-name="ce38">
            <text:p>Execução Financeira/Desembolsos (recursos disponibilizados ao FSA)<text:span text:style-name="T1">1</text:span></text:p>
          </table:table-cell>
          <table:table-cell table:number-columns-repeated="16380" table:style-name="ce6"/>
        </table:table-row>
        <table:table-row table:style-name="ro5">
          <table:table-cell/>
          <table:table-cell office:value-type="float" office:value="2008" table:style-name="ce40">
            <text:p>2008</text:p>
          </table:table-cell>
          <table:table-cell office:value-type="float" office:value="59078597.619999997" table:style-name="ce41">
            <text:p>59.078.598</text:p>
          </table:table-cell>
          <table:table-cell office:value-type="float" office:value="60569992.600000001" table:style-name="ce41">
            <text:p>60.569.993</text:p>
          </table:table-cell>
          <table:table-cell table:number-columns-repeated="16380" table:style-name="ce6"/>
        </table:table-row>
        <table:table-row table:style-name="ro5">
          <table:table-cell/>
          <table:table-cell office:value-type="float" office:value="2009" table:style-name="ce42">
            <text:p>2009</text:p>
          </table:table-cell>
          <table:table-cell office:value-type="float" office:value="96765219.930000007" table:style-name="ce43">
            <text:p>96.765.220</text:p>
          </table:table-cell>
          <table:table-cell office:value-type="float" office:value="92991182.579999998" table:style-name="ce43">
            <text:p>92.991.183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0" table:style-name="ce40">
            <text:p>2010</text:p>
          </table:table-cell>
          <table:table-cell office:value-type="float" office:value="62172081.530000001" table:style-name="ce41">
            <text:p>62.172.082</text:p>
          </table:table-cell>
          <table:table-cell office:value-type="float" office:value="9532632.2699999996" table:style-name="ce41">
            <text:p>9.532.632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1" table:style-name="ce42">
            <text:p>2011</text:p>
          </table:table-cell>
          <table:table-cell office:value-type="float" office:value="217799084.30000001" table:style-name="ce43">
            <text:p>217.799.084</text:p>
          </table:table-cell>
          <table:table-cell office:value-type="float" office:value="61851649.960000001" table:style-name="ce43">
            <text:p>61.851.650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2" table:style-name="ce40">
            <text:p>2012</text:p>
          </table:table-cell>
          <table:table-cell office:value-type="float" office:value="478377991.37" table:style-name="ce41">
            <text:p>478.377.991</text:p>
          </table:table-cell>
          <table:table-cell office:value-type="float" office:value="59159818.479999997" table:style-name="ce41">
            <text:p>59.159.818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3" table:style-name="ce42">
            <text:p>2013</text:p>
          </table:table-cell>
          <table:table-cell office:value-type="float" office:value="729236023.10000002" table:style-name="ce43">
            <text:p>729.236.023</text:p>
          </table:table-cell>
          <table:table-cell office:value-type="float" office:value="257177113.94" table:style-name="ce43">
            <text:p>257.177.114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4" table:style-name="ce40">
            <text:p>2014</text:p>
          </table:table-cell>
          <table:table-cell office:value-type="float" office:value="495229496.81" table:style-name="ce41">
            <text:p>495.229.497</text:p>
          </table:table-cell>
          <table:table-cell office:value-type="float" office:value="182926963.56" table:style-name="ce41">
            <text:p>182.926.964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5" table:style-name="ce42">
            <text:p>2015</text:p>
          </table:table-cell>
          <table:table-cell office:value-type="float" office:value="653004372.82000005" table:style-name="ce43">
            <text:p>653.004.373</text:p>
          </table:table-cell>
          <table:table-cell office:value-type="float" office:value="577471676.14999998" table:style-name="ce43">
            <text:p>577.471.676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6" table:style-name="ce40">
            <text:p>2016</text:p>
          </table:table-cell>
          <table:table-cell office:value-type="float" office:value="744600730.75999999" table:style-name="ce41">
            <text:p>744.600.731</text:p>
          </table:table-cell>
          <table:table-cell office:value-type="float" office:value="738318746.50999999" table:style-name="ce41">
            <text:p>738.318.747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7" table:style-name="ce42">
            <text:p>2017</text:p>
          </table:table-cell>
          <table:table-cell office:value-type="float" office:value="720739111.40999997" table:style-name="ce43">
            <text:p>720.739.111</text:p>
          </table:table-cell>
          <table:table-cell office:value-type="float" office:value="747037900.73000002" table:style-name="ce43">
            <text:p>747.037.901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8" table:style-name="ce40">
            <text:p>2018</text:p>
          </table:table-cell>
          <table:table-cell office:value-type="float" office:value="724754549.39999998" table:style-name="ce41">
            <text:p>724.754.549</text:p>
          </table:table-cell>
          <table:table-cell office:value-type="float" office:value="719467514.26999998" table:style-name="ce41">
            <text:p>719.467.514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19" table:style-name="ce42">
            <text:p>2019</text:p>
          </table:table-cell>
          <table:table-cell office:value-type="float" office:value="722998495.38999999" table:style-name="ce43">
            <text:p>722.998.495</text:p>
          </table:table-cell>
          <table:table-cell office:value-type="float" office:value="522360935.95999998" table:style-name="ce43">
            <text:p>522.360.936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/>
          <table:table-cell office:value-type="float" office:value="2020" table:style-name="ce40">
            <text:p>2020</text:p>
          </table:table-cell>
          <table:table-cell office:value-type="float" office:value="422964998" table:style-name="ce41">
            <text:p>422.964.998</text:p>
          </table:table-cell>
          <table:table-cell office:value-type="float" office:value="718807771.5" table:style-name="ce41">
            <text:p>718.807.772</text:p>
          </table:table-cell>
          <table:table-cell table:number-columns-repeated="3" table:style-name="ce6"/>
          <table:table-cell table:style-name="ce44"/>
          <table:table-cell table:number-columns-repeated="16376"/>
        </table:table-row>
        <table:table-row table:style-name="ro5">
          <table:table-cell table:style-name="ce1"/>
          <table:table-cell office:value-type="float" office:value="2021" table:style-name="ce42">
            <text:p>2021</text:p>
          </table:table-cell>
          <table:table-cell office:value-type="float" office:value="439001281" table:style-name="ce43">
            <text:p>439.001.281</text:p>
          </table:table-cell>
          <table:table-cell office:value-type="float" office:value="440569821" table:style-name="ce43">
            <text:p>440.569.821</text:p>
          </table:table-cell>
          <table:table-cell table:number-columns-repeated="3" table:style-name="ce6"/>
          <table:table-cell table:style-name="ce44"/>
          <table:table-cell table:number-columns-repeated="16376" table:style-name="ce1"/>
        </table:table-row>
        <table:table-row table:style-name="ro5">
          <table:table-cell table:style-name="ce1"/>
          <table:table-cell office:value-type="float" office:value="2022" table:style-name="ce40">
            <text:p>2022</text:p>
          </table:table-cell>
          <table:table-cell office:value-type="float" office:value="417448811" table:style-name="ce41">
            <text:p>417.448.811</text:p>
          </table:table-cell>
          <table:table-cell office:value-type="float" office:value="410166207" table:style-name="ce41">
            <text:p>410.166.207</text:p>
          </table:table-cell>
          <table:table-cell table:number-columns-repeated="3" table:style-name="ce6"/>
          <table:table-cell table:style-name="ce44"/>
          <table:table-cell table:number-columns-repeated="16376" table:style-name="ce1"/>
        </table:table-row>
        <table:table-row table:style-name="ro5">
          <table:table-cell table:style-name="ce1"/>
          <table:table-cell office:value-type="float" office:value="2023" table:style-name="ce42">
            <text:p>2023</text:p>
          </table:table-cell>
          <table:table-cell office:value-type="float" office:value="1258800000" table:style-name="ce43">
            <text:p>1.258.800.000</text:p>
          </table:table-cell>
          <table:table-cell office:value-type="float" office:value="2033688018" table:style-name="ce43">
            <text:p>2.033.688.018</text:p>
          </table:table-cell>
          <table:table-cell table:number-columns-repeated="3" table:style-name="ce6"/>
          <table:table-cell table:style-name="ce44"/>
          <table:table-cell table:number-columns-repeated="16376" table:style-name="ce1"/>
        </table:table-row>
        <table:table-row table:style-name="ro5">
          <table:table-cell table:style-name="ce1"/>
          <table:table-cell office:value-type="float" office:value="2024" table:style-name="ce40">
            <text:p>2024</text:p>
          </table:table-cell>
          <table:table-cell office:value-type="float" office:value="1023023442" table:style-name="ce41">
            <text:p>1.023.023.442</text:p>
          </table:table-cell>
          <table:table-cell office:value-type="float" office:value="1006485577" table:style-name="ce41">
            <text:p>1.006.485.577</text:p>
          </table:table-cell>
          <table:table-cell table:number-columns-repeated="3" table:style-name="ce6"/>
          <table:table-cell table:style-name="ce4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42">
            <text:p>2025*</text:p>
          </table:table-cell>
          <table:table-cell office:value-type="float" office:value="911000000" table:style-name="ce43">
            <text:p>911.000.000</text:p>
          </table:table-cell>
          <table:table-cell office:value-type="float" office:value="504000000" table:formula="of:=500000000+4000000" table:style-name="ce43">
            <text:p>504.000.000</text:p>
          </table:table-cell>
          <table:table-cell table:number-columns-repeated="3" table:style-name="ce6"/>
          <table:table-cell table:style-name="ce4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40">
            <text:p>Total</text:p>
          </table:table-cell>
          <table:table-cell office:value-type="float" office:value="10176994286.439999" table:formula="of:=SUM([.C4:.C21])" table:style-name="ce21">
            <text:p>10.176.994.286</text:p>
          </table:table-cell>
          <table:table-cell office:value-type="float" office:value="9142583521.5100002" table:formula="of:=SUM([.D4:.D21])" table:style-name="ce21">
            <text:p>9.142.583.522</text:p>
          </table:table-cell>
          <table:table-cell table:number-columns-repeated="4" table:style-name="ce6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7">
            <text:p>Fonte: Gerência de Finanças e Orçamento - GFO/SGI/ANCINE.</text:p>
          </table:table-cell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2">
            <text:p><text:span text:style-name="T4">1</text:span><text:s/>Orçamento + restos a pagar</text:p>
          </table:table-cell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/>
          <table:table-cell office:value-type="string" table:style-name="ce22">
            <text:p>* Até 31 de julho de 2025</text:p>
          </table:table-cell>
          <table:table-cell table:number-columns-repeated="16382" table:style-name="ce6"/>
        </table:table-row>
        <table:table-row table:number-rows-repeated="1048537" table:style-name="ro2">
          <table:table-cell table:number-columns-repeated="16384"/>
        </table:table-row>
        <table:table-row table:number-rows-repeated="10" table:style-name="ro1">
          <table:table-cell table:style-name="ce1"/>
          <table:table-cell table:style-name="ce7"/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 table:style-name="ce1"/>
          <table:table-cell table:style-name="ce7"/>
          <table:table-cell table:style-name="ce23"/>
          <table:table-cell table:number-columns-repeated="5" table:style-name="ce6"/>
          <table:table-cell table:number-columns-repeated="16376" table:style-name="ce1"/>
        </table:table-row>
        <table:table-row table:number-rows-repeated="3" table:style-name="ro1">
          <table:table-cell table:style-name="ce1"/>
          <table:table-cell table:style-name="ce7"/>
          <table:table-cell table:number-columns-repeated="6" table:style-name="ce6"/>
          <table:table-cell table:number-columns-repeated="16376" table:style-name="ce1"/>
        </table:table-row>
      </table:table>
      <table:table table:name="5__Desembolsos" table:style-name="ta2">
        <table:table-column table:style-name="co8" table:default-cell-style-name="ce6"/>
        <table:table-column table:style-name="co9" table:default-cell-style-name="ce7"/>
        <table:table-column table:style-name="co14" table:number-columns-repeated="4" table:default-cell-style-name="ce6"/>
        <table:table-column table:style-name="co8" table:number-columns-repeated="16378" table:default-cell-style-name="ce6"/>
        <table:table-row table:style-name="ro1">
          <table:table-cell table:style-name="ce6"/>
          <table:table-cell table:style-name="ce7"/>
          <table:table-cell table:number-columns-repeated="16382" table:style-name="ce6"/>
        </table:table-row>
        <table:table-row table:style-name="ro8">
          <table:table-cell table:style-name="ce6"/>
          <table:table-cell office:value-type="string" table:number-columns-spanned="5" table:number-rows-spanned="1" table:style-name="ce24">
            <text:p>Modalidade (R$)</text:p>
          </table:table-cell>
          <table:covered-table-cell table:number-columns-repeated="4"/>
          <table:table-cell table:number-columns-repeated="16378"/>
        </table:table-row>
        <table:table-row table:style-name="ro12">
          <table:table-cell table:style-name="ce8"/>
          <table:table-cell office:value-type="string" table:style-name="ce47">
            <text:p>Ano</text:p>
          </table:table-cell>
          <table:table-cell office:value-type="string" table:style-name="ce48">
            <text:p>Investimento Retornável</text:p>
          </table:table-cell>
          <table:table-cell office:value-type="string" table:style-name="ce48">
            <text:p>Apoio nã Reembolsável</text:p>
          </table:table-cell>
          <table:table-cell office:value-type="string" table:style-name="ce48">
            <text:p>Empréstimos Reembolsáveis<text:span text:style-name="T1">1</text:span></text:p>
          </table:table-cell>
          <table:table-cell office:value-type="string" table:style-name="ce49">
            <text:p>Total</text:p>
          </table:table-cell>
          <table:table-cell table:number-columns-repeated="16378" table:style-name="ce12"/>
        </table:table-row>
        <table:table-row table:style-name="ro5">
          <table:table-cell table:style-name="ce6"/>
          <table:table-cell office:value-type="float" office:value="2009" table:style-name="ce13">
            <text:p>2009</text:p>
          </table:table-cell>
          <table:table-cell office:value-type="float" office:value="4500000" table:style-name="ce50">
            <text:p>4.500.00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4500000" table:formula="of:=+SUM([.C4:.E4])" table:style-name="ce51">
            <text:p>4.500.000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2010" table:style-name="ce9">
            <text:p>2010</text:p>
          </table:table-cell>
          <table:table-cell office:value-type="float" office:value="15650780.120000001" table:style-name="ce52">
            <text:p>15.650.780</text:p>
          </table:table-cell>
          <table:table-cell office:value-type="float" office:value="0" table:style-name="ce52">
            <text:p>0</text:p>
          </table:table-cell>
          <table:table-cell office:value-type="float" office:value="475600" table:style-name="ce52">
            <text:p>475.600</text:p>
          </table:table-cell>
          <table:table-cell office:value-type="float" office:value="16126380.120000001" table:formula="of:=+SUM([.C5:.E5])" table:style-name="ce53">
            <text:p>16.126.380</text:p>
          </table:table-cell>
          <table:table-cell table:number-columns-repeated="16378" table:style-name="ce1"/>
        </table:table-row>
        <table:table-row table:style-name="ro5">
          <table:table-cell table:style-name="ce6"/>
          <table:table-cell office:value-type="float" office:value="2011" table:style-name="ce13">
            <text:p>2011</text:p>
          </table:table-cell>
          <table:table-cell office:value-type="float" office:value="31325735.720000003" table:style-name="ce50">
            <text:p>31.325.736</text:p>
          </table:table-cell>
          <table:table-cell office:value-type="float" office:value="0" table:style-name="ce50">
            <text:p>0</text:p>
          </table:table-cell>
          <table:table-cell office:value-type="float" office:value="3380490" table:style-name="ce50">
            <text:p>3.380.490</text:p>
          </table:table-cell>
          <table:table-cell office:value-type="float" office:value="34706225.719999999" table:formula="of:=+SUM([.C6:.E6])" table:style-name="ce51">
            <text:p>34.706.226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2012" table:style-name="ce9">
            <text:p>2012</text:p>
          </table:table-cell>
          <table:table-cell office:value-type="float" office:value="44587284.090000004" table:style-name="ce52">
            <text:p>44.587.284</text:p>
          </table:table-cell>
          <table:table-cell office:value-type="float" office:value="0" table:style-name="ce52">
            <text:p>0</text:p>
          </table:table-cell>
          <table:table-cell office:value-type="float" office:value="12434157" table:style-name="ce52">
            <text:p>12.434.157</text:p>
          </table:table-cell>
          <table:table-cell office:value-type="float" office:value="57021441.090000004" table:formula="of:=+SUM([.C7:.E7])" table:style-name="ce53">
            <text:p>57.021.441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2013" table:style-name="ce13">
            <text:p>2013</text:p>
          </table:table-cell>
          <table:table-cell office:value-type="float" office:value="78465397.520000011" table:style-name="ce50">
            <text:p>78.465.398</text:p>
          </table:table-cell>
          <table:table-cell office:value-type="float" office:value="10000000" table:style-name="ce50">
            <text:p>10.000.000</text:p>
          </table:table-cell>
          <table:table-cell office:value-type="float" office:value="34774732.530000001" table:style-name="ce50">
            <text:p>34.774.733</text:p>
          </table:table-cell>
          <table:table-cell office:value-type="float" office:value="123240130.05000001" table:formula="of:=+SUM([.C8:.E8])" table:style-name="ce51">
            <text:p>123.240.130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2014" table:style-name="ce9">
            <text:p>2014</text:p>
          </table:table-cell>
          <table:table-cell office:value-type="float" office:value="89125408.320000008" table:style-name="ce52">
            <text:p>89.125.408</text:p>
          </table:table-cell>
          <table:table-cell office:value-type="float" office:value="22166999.379999999" table:style-name="ce52">
            <text:p>22.166.999</text:p>
          </table:table-cell>
          <table:table-cell office:value-type="float" office:value="71873899.670000002" table:style-name="ce52">
            <text:p>71.873.900</text:p>
          </table:table-cell>
          <table:table-cell office:value-type="float" office:value="183166307.37" table:formula="of:=+SUM([.C9:.E9])" table:style-name="ce53">
            <text:p>183.166.307</text:p>
          </table:table-cell>
          <table:table-cell table:number-columns-repeated="16378" table:style-name="ce1"/>
        </table:table-row>
        <table:table-row table:style-name="ro5">
          <table:table-cell table:style-name="ce6"/>
          <table:table-cell office:value-type="float" office:value="2015" table:style-name="ce13">
            <text:p>2015</text:p>
          </table:table-cell>
          <table:table-cell office:value-type="float" office:value="218904814.14999998" table:style-name="ce54">
            <text:p>218.904.814</text:p>
          </table:table-cell>
          <table:table-cell office:value-type="float" office:value="20521302.920000002" table:style-name="ce50">
            <text:p>20.521.303</text:p>
          </table:table-cell>
          <table:table-cell office:value-type="float" office:value="79879540.980000004" table:style-name="ce50">
            <text:p>79.879.541</text:p>
          </table:table-cell>
          <table:table-cell office:value-type="float" office:value="319305658.05000001" table:formula="of:=+SUM([.C10:.E10])" table:style-name="ce51">
            <text:p>319.305.658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2016" table:style-name="ce9">
            <text:p>2016</text:p>
          </table:table-cell>
          <table:table-cell office:value-type="float" office:value="270558303.61000007" table:style-name="ce52">
            <text:p>270.558.304</text:p>
          </table:table-cell>
          <table:table-cell office:value-type="float" office:value="42733896.090000004" table:style-name="ce52">
            <text:p>42.733.896</text:p>
          </table:table-cell>
          <table:table-cell office:value-type="float" office:value="36814255.879999995" table:style-name="ce52">
            <text:p>36.814.256</text:p>
          </table:table-cell>
          <table:table-cell office:value-type="float" office:value="350106455.58000004" table:formula="of:=+SUM([.C11:.E11])" table:style-name="ce53">
            <text:p>350.106.456</text:p>
          </table:table-cell>
          <table:table-cell table:number-columns-repeated="16378" table:style-name="ce1"/>
        </table:table-row>
        <table:table-row table:style-name="ro5">
          <table:table-cell table:style-name="ce6"/>
          <table:table-cell office:value-type="float" office:value="2017" table:style-name="ce13">
            <text:p>2017</text:p>
          </table:table-cell>
          <table:table-cell office:value-type="float" office:value="472949504.0199998" table:style-name="ce54">
            <text:p>472.949.504</text:p>
          </table:table-cell>
          <table:table-cell office:value-type="float" office:value="22638568.699999999" table:style-name="ce50">
            <text:p>22.638.569</text:p>
          </table:table-cell>
          <table:table-cell office:value-type="float" office:value="5474090" table:style-name="ce50">
            <text:p>5.474.090</text:p>
          </table:table-cell>
          <table:table-cell office:value-type="float" office:value="501062162.71999979" table:formula="of:=+SUM([.C12:.E12])" table:style-name="ce51">
            <text:p>501.062.163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2018" table:style-name="ce9">
            <text:p>2018</text:p>
          </table:table-cell>
          <table:table-cell office:value-type="float" office:value="555550661.3599999" table:style-name="ce52">
            <text:p>555.550.661</text:p>
          </table:table-cell>
          <table:table-cell office:value-type="float" office:value="753000" table:style-name="ce52">
            <text:p>753.000</text:p>
          </table:table-cell>
          <table:table-cell office:value-type="float" office:value="20440861.050000001" table:style-name="ce52">
            <text:p>20.440.861</text:p>
          </table:table-cell>
          <table:table-cell office:value-type="float" office:value="576744522.40999985" table:formula="of:=+SUM([.C13:.E13])" table:style-name="ce53">
            <text:p>576.744.522</text:p>
          </table:table-cell>
          <table:table-cell table:number-columns-repeated="16378" table:style-name="ce1"/>
        </table:table-row>
        <table:table-row table:style-name="ro5">
          <table:table-cell table:style-name="ce6"/>
          <table:table-cell office:value-type="float" office:value="2019" table:style-name="ce13">
            <text:p>2019</text:p>
          </table:table-cell>
          <table:table-cell office:value-type="float" office:value="541827618.14999986" table:style-name="ce50">
            <text:p>541.827.618</text:p>
          </table:table-cell>
          <table:table-cell office:value-type="float" office:value="627000" table:style-name="ce50">
            <text:p>627.000</text:p>
          </table:table-cell>
          <table:table-cell office:value-type="float" office:value="3981310.0000000005" table:style-name="ce50">
            <text:p>3.981.310</text:p>
          </table:table-cell>
          <table:table-cell office:value-type="float" office:value="546435928.14999986" table:formula="of:=+SUM([.C14:.E14])" table:style-name="ce51">
            <text:p>546.435.928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2020" table:style-name="ce9">
            <text:p>2020</text:p>
          </table:table-cell>
          <table:table-cell office:value-type="float" office:value="121631007.72999999" table:style-name="ce52">
            <text:p>121.631.008</text:p>
          </table:table-cell>
          <table:table-cell office:value-type="float" office:value="4774949.4900000021" table:style-name="ce52">
            <text:p>4.774.949</text:p>
          </table:table-cell>
          <table:table-cell office:value-type="float" office:value="130398866.23" table:style-name="ce52">
            <text:p>130.398.866</text:p>
          </table:table-cell>
          <table:table-cell office:value-type="float" office:value="256804823.44999999" table:formula="of:=+SUM([.C15:.E15])" table:style-name="ce53">
            <text:p>256.804.823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021" table:style-name="ce13">
            <text:p>2021</text:p>
          </table:table-cell>
          <table:table-cell office:value-type="float" office:value="309134338.56999993" table:style-name="ce50">
            <text:p>309.134.339</text:p>
          </table:table-cell>
          <table:table-cell office:value-type="float" office:value="2211451.4700000011" table:style-name="ce50">
            <text:p>2.211.451</text:p>
          </table:table-cell>
          <table:table-cell office:value-type="float" office:value="192693639.24000001" table:style-name="ce50">
            <text:p>192.693.639</text:p>
          </table:table-cell>
          <table:table-cell office:value-type="float" office:value="504039429.27999997" table:formula="of:=+SUM([.C16:.E16])" table:style-name="ce51">
            <text:p>504.039.429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float" office:value="2022" table:style-name="ce9">
            <text:p>2022</text:p>
          </table:table-cell>
          <table:table-cell office:value-type="float" office:value="264346012.44999999" table:style-name="ce52">
            <text:p>264.346.012</text:p>
          </table:table-cell>
          <table:table-cell office:value-type="float" office:value="42692.1" table:style-name="ce52">
            <text:p>42.692</text:p>
          </table:table-cell>
          <table:table-cell office:value-type="float" office:value="111509914.66" table:formula="of:=45394100+66115814.66" table:style-name="ce52">
            <text:p>111.509.915</text:p>
          </table:table-cell>
          <table:table-cell office:value-type="float" office:value="375898619.20999998" table:formula="of:=+SUM([.C17:.E17])" table:style-name="ce53">
            <text:p>375.898.619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float" office:value="2023" table:style-name="ce13">
            <text:p>2023</text:p>
          </table:table-cell>
          <table:table-cell office:value-type="float" office:value="416291504.44999999" table:style-name="ce50">
            <text:p>416.291.504</text:p>
          </table:table-cell>
          <table:table-cell office:value-type="float" office:value="3594352.36" table:style-name="ce50">
            <text:p>3.594.352</text:p>
          </table:table-cell>
          <table:table-cell office:value-type="float" office:value="91797190.959999993" table:formula="of:=91797190.96" table:style-name="ce50">
            <text:p>91.797.191</text:p>
          </table:table-cell>
          <table:table-cell office:value-type="float" office:value="511683047.76999998" table:formula="of:=+SUM([.C18:.E18])" table:style-name="ce51">
            <text:p>511.683.048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float" office:value="2024" table:style-name="ce9">
            <text:p>2024</text:p>
          </table:table-cell>
          <table:table-cell office:value-type="float" office:value="528320673" table:style-name="ce52">
            <text:p>528.320.673</text:p>
          </table:table-cell>
          <table:table-cell office:value-type="float" office:value="2207729" table:style-name="ce52">
            <text:p>2.207.729</text:p>
          </table:table-cell>
          <table:table-cell office:value-type="float" office:value="180545086" table:style-name="ce52">
            <text:p>180.545.086</text:p>
          </table:table-cell>
          <table:table-cell office:value-type="float" office:value="711073488" table:formula="of:=+SUM([.C19:.E19])" table:style-name="ce53">
            <text:p>711.073.488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13">
            <text:p>2025*</text:p>
          </table:table-cell>
          <table:table-cell office:value-type="float" office:value="235944405" table:formula="of:=235694405+250000" table:style-name="ce50">
            <text:p>235.944.405</text:p>
          </table:table-cell>
          <table:table-cell office:value-type="float" office:value="0" table:style-name="ce50">
            <text:p>0</text:p>
          </table:table-cell>
          <table:table-cell office:value-type="float" office:value="175700677" table:formula="of:=149300677+15000000+1800000+9600000" table:style-name="ce50">
            <text:p>175.700.677</text:p>
          </table:table-cell>
          <table:table-cell office:value-type="float" office:value="411645082" table:formula="of:=+SUM([.C20:.E20])" table:style-name="ce51">
            <text:p>411.645.082</text:p>
          </table:table-cell>
          <table:table-cell table:number-columns-repeated="16378" table:style-name="ce1"/>
        </table:table-row>
        <table:table-row table:style-name="ro5">
          <table:table-cell table:style-name="ce8"/>
          <table:table-cell office:value-type="string" table:style-name="ce55">
            <text:p>Total</text:p>
          </table:table-cell>
          <table:table-cell office:value-type="float" office:value="4199113448.2599993" table:formula="of:=SUM([.C4:.C20])" table:style-name="ce56">
            <text:p>4.199.113.448</text:p>
          </table:table-cell>
          <table:table-cell office:value-type="float" office:value="132271941.51000001" table:formula="of:=SUM([.D4:.D20])" table:style-name="ce56">
            <text:p>132.271.942</text:p>
          </table:table-cell>
          <table:table-cell office:value-type="float" office:value="1152174311.2" table:formula="of:=SUM([.E4:.E20])" table:style-name="ce56">
            <text:p>1.152.174.311</text:p>
          </table:table-cell>
          <table:table-cell office:value-type="float" office:value="5483559700.9699993" table:formula="of:=SUM([.F4:.F20])" table:style-name="ce57">
            <text:p>5.483.559.701</text:p>
          </table:table-cell>
          <table:table-cell table:number-columns-repeated="16378" table:style-name="ce8"/>
        </table:table-row>
        <table:table-row table:style-name="ro1">
          <table:table-cell table:style-name="ce1"/>
          <table:table-cell office:value-type="string" table:style-name="ce22">
            <text:p>Fontes: (1) Diário Oficial da União; (2) Site do BRDE - https://www.brde.com.br/fsa/chamadas-de-investimento/chamadas-publicas/arranjos-regionais/; (3) Controles Internos ANCINE.</text:p>
          </table:table-cell>
          <table:table-cell table:number-columns-repeated="4" table:style-name="ce6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2">
            <text:p><text:span text:style-name="T4">1</text:span><text:s/>Não estão contabilizadas eventuais devoluções no Programa Cinema Perto de Você</text:p>
          </table:table-cell>
          <table:table-cell table:number-columns-repeated="4" table:style-name="ce6"/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22">
            <text:p>* Até 31 de julho de 2025</text:p>
          </table:table-cell>
          <table:table-cell table:number-columns-repeated="4" table:style-name="ce6"/>
          <table:table-cell table:number-columns-repeated="16378" table:style-name="ce1"/>
        </table:table-row>
        <table:table-row table:style-name="ro1">
          <table:table-cell table:style-name="ce6"/>
          <table:table-cell table:style-name="ce7"/>
          <table:table-cell table:number-columns-repeated="4" table:style-name="ce6"/>
          <table:table-cell table:number-columns-repeated="16378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6__Financ_" table:style-name="ta2">
        <table:table-column table:style-name="co8" table:default-cell-style-name="ce6"/>
        <table:table-column table:style-name="co25" table:default-cell-style-name="ce7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8" table:number-columns-repeated="16377" table:default-cell-style-name="ce6"/>
        <table:table-row table:style-name="ro1">
          <table:table-cell table:style-name="ce6"/>
          <table:table-cell table:style-name="ce7"/>
          <table:table-cell table:number-columns-repeated="16382" table:style-name="ce6"/>
        </table:table-row>
        <table:table-row table:style-name="ro13">
          <table:table-cell table:style-name="ce6"/>
          <table:table-cell office:value-type="string" table:number-columns-spanned="4" table:number-rows-spanned="1" table:style-name="ce24">
            <text:p>Empréstimos Reembolsáveis ao Setor Audiovisual (R$)</text:p>
          </table:table-cell>
          <table:covered-table-cell table:number-columns-repeated="3"/>
          <table:table-cell table:number-columns-repeated="16379" table:style-name="ce6"/>
        </table:table-row>
        <table:table-row table:style-name="ro14">
          <table:table-cell table:style-name="ce26"/>
          <table:table-cell office:value-type="string" table:style-name="ce47">
            <text:p>Ano</text:p>
          </table:table-cell>
          <table:table-cell office:value-type="string" table:style-name="ce58">
            <text:p>Empenho do Orçamento do FSA</text:p>
          </table:table-cell>
          <table:table-cell office:value-type="string" table:style-name="ce58">
            <text:p>Execução Financeira (recursos disponibilizados ao FSA)<text:span text:style-name="T1">1</text:span></text:p>
          </table:table-cell>
          <table:table-cell office:value-type="string" table:style-name="ce59">
            <text:p>Recursos Desembolsados<text:span text:style-name="T1">2</text:span></text:p>
          </table:table-cell>
          <table:table-cell table:number-columns-repeated="2" table:style-name="ce26"/>
          <table:table-cell table:number-columns-repeated="16377" table:style-name="ce60"/>
        </table:table-row>
        <table:table-row table:style-name="ro15">
          <table:table-cell table:style-name="ce6"/>
          <table:table-cell office:value-type="float" office:value="2007" table:style-name="ce13">
            <text:p>2007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61">
            <text:p>0</text:p>
          </table:table-cell>
          <table:table-cell table:number-columns-repeated="16379" table:style-name="ce6"/>
        </table:table-row>
        <table:table-row table:style-name="ro15">
          <table:table-cell table:style-name="ce6"/>
          <table:table-cell office:value-type="float" office:value="2008" table:style-name="ce9">
            <text:p>2008</text:p>
          </table:table-cell>
          <table:table-cell office:value-type="float" office:value="7000000" table:style-name="ce16">
            <text:p>7.000.000</text:p>
          </table:table-cell>
          <table:table-cell office:value-type="float" office:value="7000000" table:style-name="ce16">
            <text:p>7.000.000</text:p>
          </table:table-cell>
          <table:table-cell office:value-type="float" office:value="0" table:style-name="ce62">
            <text:p>0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15">
          <table:table-cell table:style-name="ce6"/>
          <table:table-cell office:value-type="float" office:value="2009" table:style-name="ce13">
            <text:p>2009</text:p>
          </table:table-cell>
          <table:table-cell office:value-type="float" office:value="2953911" table:style-name="ce14">
            <text:p>2.953.911</text:p>
          </table:table-cell>
          <table:table-cell office:value-type="float" office:value="2953911" table:style-name="ce14">
            <text:p>2.953.911</text:p>
          </table:table-cell>
          <table:table-cell office:value-type="float" office:value="0" table:style-name="ce61">
            <text:p>0</text:p>
          </table:table-cell>
          <table:table-cell table:number-columns-repeated="16379" table:style-name="ce6"/>
        </table:table-row>
        <table:table-row table:style-name="ro15">
          <table:table-cell table:style-name="ce6"/>
          <table:table-cell office:value-type="float" office:value="2010" table:style-name="ce9">
            <text:p>2010</text:p>
          </table:table-cell>
          <table:table-cell office:value-type="float" office:value="3500000" table:style-name="ce16">
            <text:p>3.500.000</text:p>
          </table:table-cell>
          <table:table-cell office:value-type="float" office:value="3500000" table:style-name="ce16">
            <text:p>3.500.000</text:p>
          </table:table-cell>
          <table:table-cell office:value-type="float" office:value="475600" table:style-name="ce62">
            <text:p>475.600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11" table:style-name="ce13">
            <text:p>2011</text:p>
          </table:table-cell>
          <table:table-cell office:value-type="float" office:value="53500000" table:style-name="ce14">
            <text:p>53.500.000</text:p>
          </table:table-cell>
          <table:table-cell office:value-type="float" office:value="3500000" table:style-name="ce14">
            <text:p>3.500.000</text:p>
          </table:table-cell>
          <table:table-cell office:value-type="float" office:value="3380490" table:style-name="ce61">
            <text:p>3.380.490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12" table:style-name="ce9">
            <text:p>2012</text:p>
          </table:table-cell>
          <table:table-cell office:value-type="float" office:value="78500000" table:style-name="ce16">
            <text:p>78.500.000</text:p>
          </table:table-cell>
          <table:table-cell office:value-type="float" office:value="0" table:style-name="ce16">
            <text:p>0</text:p>
          </table:table-cell>
          <table:table-cell office:value-type="float" office:value="12434157" table:style-name="ce62">
            <text:p>12.434.157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13" table:style-name="ce13">
            <text:p>2013</text:p>
          </table:table-cell>
          <table:table-cell office:value-type="float" office:value="260000000" table:style-name="ce14">
            <text:p>260.000.000</text:p>
          </table:table-cell>
          <table:table-cell office:value-type="float" office:value="128500000" table:style-name="ce14">
            <text:p>128.500.000</text:p>
          </table:table-cell>
          <table:table-cell office:value-type="float" office:value="34774732.530000001" table:style-name="ce61">
            <text:p>34.774.733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14" table:style-name="ce9">
            <text:p>2014</text:p>
          </table:table-cell>
          <table:table-cell office:value-type="float" office:value="0" table:style-name="ce16">
            <text:p>0</text:p>
          </table:table-cell>
          <table:table-cell office:value-type="float" office:value="60000000" table:style-name="ce16">
            <text:p>60.000.000</text:p>
          </table:table-cell>
          <table:table-cell office:value-type="float" office:value="71873899.670000002" table:style-name="ce62">
            <text:p>71.873.900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15" table:style-name="ce13">
            <text:p>2015</text:p>
          </table:table-cell>
          <table:table-cell office:value-type="float" office:value="100000000" table:style-name="ce14">
            <text:p>100.000.000</text:p>
          </table:table-cell>
          <table:table-cell office:value-type="float" office:value="30925115" table:style-name="ce14">
            <text:p>30.925.115</text:p>
          </table:table-cell>
          <table:table-cell office:value-type="float" office:value="79879540.980000004" table:style-name="ce61">
            <text:p>79.879.541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16" table:style-name="ce9">
            <text:p>2016</text:p>
          </table:table-cell>
          <table:table-cell office:value-type="float" office:value="108234141" table:style-name="ce16">
            <text:p>108.234.141</text:p>
          </table:table-cell>
          <table:table-cell office:value-type="float" office:value="0" table:style-name="ce16">
            <text:p>0</text:p>
          </table:table-cell>
          <table:table-cell office:value-type="float" office:value="36814255.879999995" table:style-name="ce62">
            <text:p>36.814.256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17" table:style-name="ce13">
            <text:p>2017</text:p>
          </table:table-cell>
          <table:table-cell office:value-type="float" office:value="100000000" table:style-name="ce14">
            <text:p>100.000.000</text:p>
          </table:table-cell>
          <table:table-cell office:value-type="float" office:value="0" table:style-name="ce14">
            <text:p>0</text:p>
          </table:table-cell>
          <table:table-cell office:value-type="float" office:value="5474090" table:style-name="ce61">
            <text:p>5.474.090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18" table:style-name="ce9">
            <text:p>2018</text:p>
          </table:table-cell>
          <table:table-cell office:value-type="float" office:value="100000000" table:style-name="ce16">
            <text:p>100.000.000</text:p>
          </table:table-cell>
          <table:table-cell office:value-type="float" office:value="310922075" table:style-name="ce16">
            <text:p>310.922.075</text:p>
          </table:table-cell>
          <table:table-cell office:value-type="float" office:value="20440861.050000001" table:style-name="ce62">
            <text:p>20.440.861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19" table:style-name="ce13">
            <text:p>2019</text:p>
          </table:table-cell>
          <table:table-cell office:value-type="float" office:value="50000000" table:style-name="ce14">
            <text:p>50.000.000</text:p>
          </table:table-cell>
          <table:table-cell office:value-type="float" office:value="58967697" table:style-name="ce14">
            <text:p>58.967.697</text:p>
          </table:table-cell>
          <table:table-cell office:value-type="float" office:value="3981310.0000000005" table:style-name="ce61">
            <text:p>3.981.310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6"/>
          <table:table-cell office:value-type="float" office:value="2020" table:style-name="ce9">
            <text:p>2020</text:p>
          </table:table-cell>
          <table:table-cell office:value-type="float" office:value="97300000" table:style-name="ce16">
            <text:p>97.300.000</text:p>
          </table:table-cell>
          <table:table-cell office:value-type="float" office:value="50000000" table:style-name="ce16">
            <text:p>50.000.000</text:p>
          </table:table-cell>
          <table:table-cell office:value-type="float" office:value="130398866.23" table:style-name="ce62">
            <text:p>130.398.866</text:p>
          </table:table-cell>
          <table:table-cell table:style-name="ce63"/>
          <table:table-cell table:style-name="ce64"/>
          <table:table-cell table:number-columns-repeated="16377"/>
        </table:table-row>
        <table:table-row table:style-name="ro15">
          <table:table-cell table:style-name="ce1"/>
          <table:table-cell office:value-type="float" office:value="2021" table:style-name="ce13">
            <text:p>2021</text:p>
          </table:table-cell>
          <table:table-cell office:value-type="float" office:value="75000000" table:style-name="ce14">
            <text:p>75.000.000</text:p>
          </table:table-cell>
          <table:table-cell office:value-type="float" office:value="199185113" table:style-name="ce14">
            <text:p>199.185.113</text:p>
          </table:table-cell>
          <table:table-cell office:value-type="float" office:value="192693639.24000001" table:style-name="ce61">
            <text:p>192.693.639</text:p>
          </table:table-cell>
          <table:table-cell table:style-name="ce63"/>
          <table:table-cell table:style-name="ce64"/>
          <table:table-cell table:number-columns-repeated="16377" table:style-name="ce1"/>
        </table:table-row>
        <table:table-row table:style-name="ro15">
          <table:table-cell table:style-name="ce1"/>
          <table:table-cell office:value-type="float" office:value="2022" table:style-name="ce9">
            <text:p>2022</text:p>
          </table:table-cell>
          <table:table-cell office:value-type="float" office:value="100000000" table:style-name="ce16">
            <text:p>100.000.000</text:p>
          </table:table-cell>
          <table:table-cell office:value-type="float" office:value="25000000" table:style-name="ce16">
            <text:p>25.000.000</text:p>
          </table:table-cell>
          <table:table-cell office:value-type="float" office:value="111509914.66" table:formula="of:=+['5__Desembolsos'.E17]" table:style-name="ce62">
            <text:p>111.509.915</text:p>
          </table:table-cell>
          <table:table-cell table:style-name="ce63"/>
          <table:table-cell table:style-name="ce64"/>
          <table:table-cell table:number-columns-repeated="16377" table:style-name="ce1"/>
        </table:table-row>
        <table:table-row table:style-name="ro15">
          <table:table-cell table:style-name="ce1"/>
          <table:table-cell office:value-type="float" office:value="2023" table:style-name="ce13">
            <text:p>2023</text:p>
          </table:table-cell>
          <table:table-cell office:value-type="float" office:value="150000000" table:style-name="ce14">
            <text:p>150.000.000</text:p>
          </table:table-cell>
          <table:table-cell office:value-type="float" office:value="297300000" table:style-name="ce14">
            <text:p>297.300.000</text:p>
          </table:table-cell>
          <table:table-cell office:value-type="float" office:value="91797190.959999993" table:formula="of:=+['5__Desembolsos'.E18]" table:style-name="ce61">
            <text:p>91.797.191</text:p>
          </table:table-cell>
          <table:table-cell table:style-name="ce63"/>
          <table:table-cell table:style-name="ce64"/>
          <table:table-cell table:number-columns-repeated="16377" table:style-name="ce1"/>
        </table:table-row>
        <table:table-row table:style-name="ro15">
          <table:table-cell table:style-name="ce1"/>
          <table:table-cell office:value-type="float" office:value="2024" table:style-name="ce9">
            <text:p>2024</text:p>
          </table:table-cell>
          <table:table-cell office:value-type="float" office:value="400000000" table:style-name="ce16">
            <text:p>400.000.000</text:p>
          </table:table-cell>
          <table:table-cell office:value-type="float" office:value="400000000" table:style-name="ce16">
            <text:p>400.000.000</text:p>
          </table:table-cell>
          <table:table-cell office:value-type="float" office:value="180545086" table:formula="of:=+['5__Desembolsos'.E19]" table:style-name="ce62">
            <text:p>180.545.086</text:p>
          </table:table-cell>
          <table:table-cell table:style-name="ce63"/>
          <table:table-cell table:style-name="ce64"/>
          <table:table-cell table:number-columns-repeated="16377" table:style-name="ce1"/>
        </table:table-row>
        <table:table-row table:style-name="ro15">
          <table:table-cell table:style-name="ce1"/>
          <table:table-cell office:value-type="string" table:style-name="ce13">
            <text:p>2025*</text:p>
          </table:table-cell>
          <table:table-cell office:value-type="float" office:value="266000000" table:style-name="ce14">
            <text:p>266.000.000</text:p>
          </table:table-cell>
          <table:table-cell office:value-type="float" office:value="266000000" table:style-name="ce14">
            <text:p>266.000.000</text:p>
          </table:table-cell>
          <table:table-cell office:value-type="float" office:value="175700677" table:formula="of:=+['5__Desembolsos'.E20]" table:style-name="ce61">
            <text:p>175.700.677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15">
          <table:table-cell table:style-name="ce1"/>
          <table:table-cell office:value-type="string" table:style-name="ce55">
            <text:p>Total</text:p>
          </table:table-cell>
          <table:table-cell office:value-type="float" office:value="1951988052" table:formula="of:=SUM([.C4:.C22])" table:style-name="ce65">
            <text:p>1.951.988.052</text:p>
          </table:table-cell>
          <table:table-cell office:value-type="float" office:value="1843753911" table:formula="of:=SUM([.D4:.D22])" table:style-name="ce65">
            <text:p>1.843.753.911</text:p>
          </table:table-cell>
          <table:table-cell office:value-type="float" office:value="1152174311.2" table:formula="of:=SUM([.E4:.E22])" table:style-name="ce66">
            <text:p>1.152.174.311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2">
            <text:p>Fontes: (1) Relatórios de Gestão do FSA; (2) Controles Internos da ANCINE; (3) Prestação de Contas dos Agentes Financeiros; (4) Demonstrativos Financeiros anuais.</text:p>
          </table:table-cell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2">
            <text:p><text:span text:style-name="T4">1</text:span><text:s/>Total pago no exercício aos agentes financeiros (empenho do exercício + restos a pagar)</text:p>
          </table:table-cell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2">
            <text:p><text:span text:style-name="T4">2</text:span><text:s/>Recursos desembolsados pelos agentes financeiros por meio do Programa Cinema Perto de Você (excluídas as devoluções de R$ 14.017.662,02) e das Linhas de Crédito.</text:p>
          </table:table-cell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22">
            <text:p>* Até 31 de julho de 2025</text:p>
          </table:table-cell>
          <table:table-cell table:number-columns-repeated="5" table:style-name="ce6"/>
          <table:table-cell table:number-columns-repeated="16377" table:style-name="ce1"/>
        </table:table-row>
        <table:table-row table:number-rows-repeated="1048534" table:style-name="ro2">
          <table:table-cell table:number-columns-repeated="16384"/>
        </table:table-row>
        <table:table-row table:number-rows-repeated="14" table:style-name="ro1">
          <table:table-cell table:style-name="ce6"/>
          <table:table-cell table:style-name="ce7"/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 table:style-name="ce1"/>
          <table:table-cell table:style-name="ce7"/>
          <table:table-cell table:style-name="ce23"/>
          <table:table-cell table:number-columns-repeated="4" table:style-name="ce6"/>
          <table:table-cell table:number-columns-repeated="16377" table:style-name="ce1"/>
        </table:table-row>
      </table:table>
      <table:table table:name="7__Invest_" table:style-name="ta2">
        <table:table-column table:style-name="co8" table:default-cell-style-name="ce6"/>
        <table:table-column table:style-name="co31" table:default-cell-style-name="ce7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8" table:number-columns-repeated="16378" table:default-cell-style-name="ce6"/>
        <table:table-row table:style-name="ro1">
          <table:table-cell/>
          <table:table-cell table:style-name="ce7"/>
          <table:table-cell table:number-columns-repeated="16382" table:style-name="ce6"/>
        </table:table-row>
        <table:table-row table:style-name="ro5">
          <table:table-cell/>
          <table:table-cell office:value-type="string" table:number-columns-spanned="4" table:number-rows-spanned="1" table:style-name="ce24">
            <text:p>Investimentos Retornáveis no Setor Audiovisual (R$)</text:p>
          </table:table-cell>
          <table:covered-table-cell table:number-columns-repeated="3"/>
          <table:table-cell table:number-columns-repeated="16379" table:style-name="ce6"/>
        </table:table-row>
        <table:table-row table:style-name="ro16">
          <table:table-cell/>
          <table:table-cell office:value-type="string" table:style-name="ce47">
            <text:p>Ano</text:p>
          </table:table-cell>
          <table:table-cell office:value-type="string" table:style-name="ce58">
            <text:p>Empenho do Orçamento do FSA</text:p>
          </table:table-cell>
          <table:table-cell office:value-type="string" table:style-name="ce58">
            <text:p>Execução Financeira (recursos disponibilizados ao FSA)<text:span text:style-name="T1">1</text:span></text:p>
          </table:table-cell>
          <table:table-cell office:value-type="string" table:style-name="ce59">
            <text:p>Recursos Desembolsados<text:span text:style-name="T1">2</text:span></text:p>
          </table:table-cell>
          <table:table-cell table:number-columns-repeated="16379" table:style-name="ce6"/>
        </table:table-row>
        <table:table-row table:style-name="ro5">
          <table:table-cell/>
          <table:table-cell office:value-type="float" office:value="2007" table:style-name="ce13">
            <text:p>2007</text:p>
          </table:table-cell>
          <table:table-cell office:value-type="float" office:value="15000000" table:style-name="ce14">
            <text:p>15.000.0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61">
            <text:p>0</text:p>
          </table:table-cell>
          <table:table-cell table:number-columns-repeated="16379" table:style-name="ce6"/>
        </table:table-row>
        <table:table-row table:style-name="ro5">
          <table:table-cell/>
          <table:table-cell office:value-type="float" office:value="2008" table:style-name="ce9">
            <text:p>2008</text:p>
          </table:table-cell>
          <table:table-cell office:value-type="float" office:value="38549335" table:style-name="ce16">
            <text:p>38.549.335</text:p>
          </table:table-cell>
          <table:table-cell office:value-type="float" office:value="38549335" table:style-name="ce16">
            <text:p>38.549.335</text:p>
          </table:table-cell>
          <table:table-cell office:value-type="float" office:value="0" table:style-name="ce62">
            <text:p>0</text:p>
          </table:table-cell>
          <table:table-cell table:number-columns-repeated="16379" table:style-name="ce6"/>
        </table:table-row>
        <table:table-row table:style-name="ro5">
          <table:table-cell/>
          <table:table-cell office:value-type="float" office:value="2009" table:style-name="ce13">
            <text:p>2009</text:p>
          </table:table-cell>
          <table:table-cell office:value-type="float" office:value="84904972" table:style-name="ce14">
            <text:p>84.904.972</text:p>
          </table:table-cell>
          <table:table-cell office:value-type="float" office:value="84904972" table:style-name="ce14">
            <text:p>84.904.972</text:p>
          </table:table-cell>
          <table:table-cell office:value-type="float" office:value="4500000" table:style-name="ce61">
            <text:p>4.500.000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0" table:style-name="ce9">
            <text:p>2010</text:p>
          </table:table-cell>
          <table:table-cell office:value-type="float" office:value="54059817" table:style-name="ce16">
            <text:p>54.059.817</text:p>
          </table:table-cell>
          <table:table-cell office:value-type="float" office:value="0" table:style-name="ce16">
            <text:p>0</text:p>
          </table:table-cell>
          <table:table-cell office:value-type="float" office:value="15650780.120000001" table:style-name="ce62">
            <text:p>15.650.780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1" table:style-name="ce13">
            <text:p>2011</text:p>
          </table:table-cell>
          <table:table-cell office:value-type="float" office:value="157275011" table:style-name="ce14">
            <text:p>157.275.011</text:p>
          </table:table-cell>
          <table:table-cell office:value-type="float" office:value="54059817" table:style-name="ce14">
            <text:p>54.059.817</text:p>
          </table:table-cell>
          <table:table-cell office:value-type="float" office:value="31325735.720000003" table:style-name="ce61">
            <text:p>31.325.736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2" table:style-name="ce9">
            <text:p>2012</text:p>
          </table:table-cell>
          <table:table-cell office:value-type="float" office:value="369190348" table:style-name="ce16">
            <text:p>369.190.348</text:p>
          </table:table-cell>
          <table:table-cell office:value-type="float" office:value="53309653" table:style-name="ce16">
            <text:p>53.309.653</text:p>
          </table:table-cell>
          <table:table-cell office:value-type="float" office:value="44587284.090000004" table:style-name="ce62">
            <text:p>44.587.284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3" table:style-name="ce13">
            <text:p>2013</text:p>
          </table:table-cell>
          <table:table-cell office:value-type="float" office:value="400000000" table:style-name="ce14">
            <text:p>400.000.000</text:p>
          </table:table-cell>
          <table:table-cell office:value-type="float" office:value="121500000" table:style-name="ce14">
            <text:p>121.500.000</text:p>
          </table:table-cell>
          <table:table-cell office:value-type="float" office:value="78465397.520000011" table:style-name="ce61">
            <text:p>78.465.398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4" table:style-name="ce9">
            <text:p>2014</text:p>
          </table:table-cell>
          <table:table-cell office:value-type="float" office:value="414000000" table:style-name="ce16">
            <text:p>414.000.000</text:p>
          </table:table-cell>
          <table:table-cell office:value-type="float" office:value="65000000" table:style-name="ce16">
            <text:p>65.000.000</text:p>
          </table:table-cell>
          <table:table-cell office:value-type="float" office:value="89125408.320000008" table:style-name="ce62">
            <text:p>89.125.408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5" table:style-name="ce13">
            <text:p>2015</text:p>
          </table:table-cell>
          <table:table-cell office:value-type="float" office:value="500000000" table:style-name="ce14">
            <text:p>500.000.000</text:p>
          </table:table-cell>
          <table:table-cell office:value-type="float" office:value="487811889" table:style-name="ce14">
            <text:p>487.811.889</text:p>
          </table:table-cell>
          <table:table-cell office:value-type="float" office:value="218904814.14999998" table:style-name="ce61">
            <text:p>218.904.814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6" table:style-name="ce9">
            <text:p>2016</text:p>
          </table:table-cell>
          <table:table-cell office:value-type="float" office:value="591765859" table:style-name="ce16">
            <text:p>591.765.859</text:p>
          </table:table-cell>
          <table:table-cell office:value-type="float" office:value="699782502" table:style-name="ce16">
            <text:p>699.782.502</text:p>
          </table:table-cell>
          <table:table-cell office:value-type="float" office:value="270558303.61000007" table:style-name="ce62">
            <text:p>270.558.304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7" table:style-name="ce13">
            <text:p>2017</text:p>
          </table:table-cell>
          <table:table-cell office:value-type="float" office:value="600000000" table:style-name="ce14">
            <text:p>600.000.000</text:p>
          </table:table-cell>
          <table:table-cell office:value-type="float" office:value="700000000" table:style-name="ce14">
            <text:p>700.000.000</text:p>
          </table:table-cell>
          <table:table-cell office:value-type="float" office:value="472949504.0199998" table:style-name="ce61">
            <text:p>472.949.504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8" table:style-name="ce9">
            <text:p>2018</text:p>
          </table:table-cell>
          <table:table-cell office:value-type="float" office:value="600000000" table:style-name="ce16">
            <text:p>600.000.000</text:p>
          </table:table-cell>
          <table:table-cell office:value-type="float" office:value="389064580" table:style-name="ce16">
            <text:p>389.064.580</text:p>
          </table:table-cell>
          <table:table-cell office:value-type="float" office:value="555550661.3599999" table:style-name="ce62">
            <text:p>555.550.661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19" table:style-name="ce13">
            <text:p>2019</text:p>
          </table:table-cell>
          <table:table-cell office:value-type="float" office:value="650000000" table:style-name="ce14">
            <text:p>650.000.000</text:p>
          </table:table-cell>
          <table:table-cell office:value-type="float" office:value="441032303" table:style-name="ce14">
            <text:p>441.032.303</text:p>
          </table:table-cell>
          <table:table-cell office:value-type="float" office:value="541827618.14999986" table:style-name="ce61">
            <text:p>541.827.618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/>
          <table:table-cell office:value-type="float" office:value="2020" table:style-name="ce9">
            <text:p>2020</text:p>
          </table:table-cell>
          <table:table-cell office:value-type="float" office:value="300000000" table:style-name="ce16">
            <text:p>300.000.000</text:p>
          </table:table-cell>
          <table:table-cell office:value-type="float" office:value="657300000" table:style-name="ce16">
            <text:p>657.300.000</text:p>
          </table:table-cell>
          <table:table-cell office:value-type="float" office:value="121631007.72999999" table:style-name="ce62">
            <text:p>121.631.008</text:p>
          </table:table-cell>
          <table:table-cell table:style-name="ce44"/>
          <table:table-cell table:style-name="ce64"/>
          <table:table-cell table:number-columns-repeated="16377"/>
        </table:table-row>
        <table:table-row table:style-name="ro5">
          <table:table-cell table:style-name="ce1"/>
          <table:table-cell office:value-type="float" office:value="2021" table:style-name="ce13">
            <text:p>2021</text:p>
          </table:table-cell>
          <table:table-cell office:value-type="float" office:value="350000000" table:style-name="ce14">
            <text:p>350.000.000</text:p>
          </table:table-cell>
          <table:table-cell office:value-type="float" office:value="225814887" table:style-name="ce14">
            <text:p>225.814.887</text:p>
          </table:table-cell>
          <table:table-cell office:value-type="float" office:value="309134338.56999993" table:style-name="ce61">
            <text:p>309.134.339</text:p>
          </table:table-cell>
          <table:table-cell table:style-name="ce44"/>
          <table:table-cell table:style-name="ce64"/>
          <table:table-cell table:number-columns-repeated="16377" table:style-name="ce1"/>
        </table:table-row>
        <table:table-row table:style-name="ro5">
          <table:table-cell table:style-name="ce1"/>
          <table:table-cell office:value-type="float" office:value="2022" table:style-name="ce9">
            <text:p>2022</text:p>
          </table:table-cell>
          <table:table-cell office:value-type="float" office:value="300000000" table:style-name="ce16">
            <text:p>300.000.000</text:p>
          </table:table-cell>
          <table:table-cell office:value-type="float" office:value="375000000" table:style-name="ce16">
            <text:p>375.000.000</text:p>
          </table:table-cell>
          <table:table-cell office:value-type="float" office:value="264346012.44999999" table:formula="of:=+['5__Desembolsos'.C17]" table:style-name="ce62">
            <text:p>264.346.012</text:p>
          </table:table-cell>
          <table:table-cell table:style-name="ce44"/>
          <table:table-cell table:style-name="ce64"/>
          <table:table-cell table:number-columns-repeated="16377" table:style-name="ce1"/>
        </table:table-row>
        <table:table-row table:style-name="ro5">
          <table:table-cell table:style-name="ce1"/>
          <table:table-cell office:value-type="float" office:value="2023" table:style-name="ce13">
            <text:p>2023</text:p>
          </table:table-cell>
          <table:table-cell office:value-type="float" office:value="1075190000" table:style-name="ce14">
            <text:p>1.075.190.000</text:p>
          </table:table-cell>
          <table:table-cell office:value-type="float" office:value="1720610542" table:style-name="ce14">
            <text:p>1.720.610.542</text:p>
          </table:table-cell>
          <table:table-cell office:value-type="float" office:value="416291504.44999999" table:formula="of:=+['5__Desembolsos'.C18]" table:style-name="ce61">
            <text:p>416.291.504</text:p>
          </table:table-cell>
          <table:table-cell table:style-name="ce44"/>
          <table:table-cell table:style-name="ce64"/>
          <table:table-cell table:number-columns-repeated="16377" table:style-name="ce1"/>
        </table:table-row>
        <table:table-row table:style-name="ro5">
          <table:table-cell table:style-name="ce1"/>
          <table:table-cell office:value-type="float" office:value="2024" table:style-name="ce9">
            <text:p>2024</text:p>
          </table:table-cell>
          <table:table-cell office:value-type="float" office:value="600000000" table:style-name="ce16">
            <text:p>600.000.000</text:p>
          </table:table-cell>
          <table:table-cell office:value-type="float" office:value="600000000" table:style-name="ce16">
            <text:p>600.000.000</text:p>
          </table:table-cell>
          <table:table-cell office:value-type="float" office:value="528320673" table:formula="of:=+['5__Desembolsos'.C19]" table:style-name="ce62">
            <text:p>528.320.673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17">
          <table:table-cell table:style-name="ce1"/>
          <table:table-cell office:value-type="string" table:style-name="ce13">
            <text:p>2025*</text:p>
          </table:table-cell>
          <table:table-cell office:value-type="float" office:value="645000000" table:formula="of:=911000000-266000000" table:style-name="ce14">
            <text:p>645.000.000</text:p>
          </table:table-cell>
          <table:table-cell office:value-type="float" office:value="234000000" table:style-name="ce14">
            <text:p>234.000.000</text:p>
          </table:table-cell>
          <table:table-cell office:value-type="float" office:value="235944405" table:formula="of:=+['5__Desembolsos'.C20]" table:style-name="ce61">
            <text:p>235.944.405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6">
          <table:table-cell table:style-name="ce1"/>
          <table:table-cell office:value-type="string" table:style-name="ce55">
            <text:p>Total</text:p>
          </table:table-cell>
          <table:table-cell office:value-type="float" office:value="7744935342" table:formula="of:=SUM([.C4:.C22])" table:style-name="ce66">
            <text:p>7.744.935.342</text:p>
          </table:table-cell>
          <table:table-cell office:value-type="float" office:value="6947740480" table:formula="of:=SUM([.D4:.D22])" table:style-name="ce66">
            <text:p>6.947.740.480</text:p>
          </table:table-cell>
          <table:table-cell office:value-type="float" office:value="4199113448.2599993" table:formula="of:=SUM([.E4:.E22])" table:style-name="ce66">
            <text:p>4.199.113.448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22">
            <text:p>Fontes: (1) Relatórios de Gestão do FSA; (2) Controles Internos da ANCINE; (3) Prestação de Contas dos Agentes Financeiros; (4) Demonstrativos Financeiros anuais.</text:p>
          </table:table-cell>
          <table:table-cell table:number-columns-repeated="16382" table:style-name="ce6"/>
        </table:table-row>
        <table:table-row table:style-name="ro1">
          <table:table-cell table:style-name="ce1"/>
          <table:table-cell office:value-type="string" table:style-name="ce22">
            <text:p><text:span text:style-name="T4">1</text:span><text:s/>Total pago no exercício aos agentes financeiros (empenho do exercício + restos a pagar)</text:p>
          </table:table-cell>
          <table:table-cell table:number-columns-repeated="5"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22">
            <text:p><text:span text:style-name="T4">2</text:span><text:s/>Recursos desembolsados pelos agentes financeiros aos projetos contratados (incluídas as devoluções).</text:p>
          </table:table-cell>
          <table:table-cell table:number-columns-repeated="16382" table:style-name="ce6"/>
        </table:table-row>
        <table:table-row table:style-name="ro1">
          <table:table-cell/>
          <table:table-cell office:value-type="string" table:style-name="ce22">
            <text:p>* Até 31 de julho de 2025</text:p>
          </table:table-cell>
          <table:table-cell table:number-columns-repeated="16382" table:style-name="ce6"/>
        </table:table-row>
        <table:table-row table:number-rows-repeated="1048533" table:style-name="ro2">
          <table:table-cell table:number-columns-repeated="16384"/>
        </table:table-row>
        <table:table-row table:number-rows-repeated="14" table:style-name="ro1">
          <table:table-cell/>
          <table:table-cell table:style-name="ce7"/>
          <table:table-cell table:number-columns-repeated="16382" table:style-name="ce6"/>
        </table:table-row>
        <table:table-row table:style-name="ro1">
          <table:table-cell table:style-name="ce1"/>
          <table:table-cell table:style-name="ce7"/>
          <table:table-cell table:style-name="ce23"/>
          <table:table-cell table:number-columns-repeated="4" table:style-name="ce6"/>
          <table:table-cell table:number-columns-repeated="16377" table:style-name="ce1"/>
        </table:table-row>
        <table:table-row table:style-name="ro1">
          <table:table-cell/>
          <table:table-cell table:style-name="ce7"/>
          <table:table-cell table:number-columns-repeated="16382" table:style-name="ce6"/>
        </table:table-row>
      </table:table>
      <table:table table:name="8__Apoio" table:style-name="ta2">
        <table:table-column table:style-name="co8" table:default-cell-style-name="ce6"/>
        <table:table-column table:style-name="co31" table:default-cell-style-name="ce7"/>
        <table:table-column table:style-name="co32" table:default-cell-style-name="ce6"/>
        <table:table-column table:style-name="co36" table:default-cell-style-name="ce6"/>
        <table:table-column table:style-name="co37" table:default-cell-style-name="ce6"/>
        <table:table-column table:style-name="co8" table:number-columns-repeated="3" table:default-cell-style-name="ce6"/>
        <table:table-column table:style-name="co21" table:default-cell-style-name="ce6"/>
        <table:table-column table:style-name="co8" table:number-columns-repeated="16375" table:default-cell-style-name="ce6"/>
        <table:table-row table:style-name="ro1">
          <table:table-cell/>
          <table:table-cell table:style-name="ce7"/>
          <table:table-cell table:number-columns-repeated="16382" table:style-name="ce6"/>
        </table:table-row>
        <table:table-row table:style-name="ro18">
          <table:table-cell/>
          <table:table-cell office:value-type="string" table:number-columns-spanned="4" table:number-rows-spanned="1" table:style-name="ce24">
            <text:p>Apoio não Reembolsável ao Setor Audiovisual (R$)</text:p>
          </table:table-cell>
          <table:covered-table-cell table:number-columns-repeated="3"/>
          <table:table-cell table:number-columns-repeated="16379" table:style-name="ce6"/>
        </table:table-row>
        <table:table-row table:style-name="ro11">
          <table:table-cell/>
          <table:table-cell office:value-type="string" table:style-name="ce38">
            <text:p>Ano</text:p>
          </table:table-cell>
          <table:table-cell office:value-type="string" table:style-name="ce67">
            <text:p>Empenho do Orçamento do FSA</text:p>
          </table:table-cell>
          <table:table-cell office:value-type="string" table:style-name="ce67">
            <text:p>Execução Financeira (recursos disponibilizados ao FSA)<text:span text:style-name="T1">1</text:span></text:p>
          </table:table-cell>
          <table:table-cell office:value-type="string" table:style-name="ce67">
            <text:p>Recursos Desembolsados<text:span text:style-name="T1">2</text:span></text:p>
          </table:table-cell>
          <table:table-cell table:number-columns-repeated="16379" table:style-name="ce6"/>
        </table:table-row>
        <table:table-row table:style-name="ro15">
          <table:table-cell/>
          <table:table-cell office:value-type="float" office:value="2007" table:style-name="ce40">
            <text:p>2007</text:p>
          </table:table-cell>
          <table:table-cell office:value-type="float" office:value="6000000" table:style-name="ce41">
            <text:p>6.000.00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16379" table:style-name="ce6"/>
        </table:table-row>
        <table:table-row table:style-name="ro15">
          <table:table-cell/>
          <table:table-cell office:value-type="float" office:value="2008" table:style-name="ce42">
            <text:p>2008</text:p>
          </table:table-cell>
          <table:table-cell office:value-type="float" office:value="4136000" table:style-name="ce43">
            <text:p>4.136.000</text:p>
          </table:table-cell>
          <table:table-cell office:value-type="float" office:value="4253647" table:style-name="ce43">
            <text:p>4.253.647</text:p>
          </table:table-cell>
          <table:table-cell office:value-type="float" office:value="0" table:style-name="ce43">
            <text:p>0</text:p>
          </table:table-cell>
          <table:table-cell table:number-columns-repeated="16379" table:style-name="ce6"/>
        </table:table-row>
        <table:table-row table:style-name="ro15">
          <table:table-cell/>
          <table:table-cell office:value-type="float" office:value="2009" table:style-name="ce40">
            <text:p>2009</text:p>
          </table:table-cell>
          <table:table-cell office:value-type="float" office:value="2613193.48" table:style-name="ce41">
            <text:p>2.613.19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0" table:style-name="ce42">
            <text:p>2010</text:p>
          </table:table-cell>
          <table:table-cell office:value-type="float" office:value="2620736" table:style-name="ce43">
            <text:p>2.620.736</text:p>
          </table:table-cell>
          <table:table-cell office:value-type="float" office:value="2613193.48" table:style-name="ce43">
            <text:p>2.613.193</text:p>
          </table:table-cell>
          <table:table-cell office:value-type="float" office:value="0" table:style-name="ce43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1" table:style-name="ce40">
            <text:p>2011</text:p>
          </table:table-cell>
          <table:table-cell office:value-type="float" office:value="1084500" table:style-name="ce41">
            <text:p>1.084.500</text:p>
          </table:table-cell>
          <table:table-cell office:value-type="float" office:value="2620736" table:style-name="ce41">
            <text:p>2.620.736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2" table:style-name="ce42">
            <text:p>2012</text:p>
          </table:table-cell>
          <table:table-cell office:value-type="float" office:value="14383925.140000001" table:style-name="ce43">
            <text:p>14.383.925</text:p>
          </table:table-cell>
          <table:table-cell office:value-type="float" office:value="2918000" table:style-name="ce43">
            <text:p>2.918.000</text:p>
          </table:table-cell>
          <table:table-cell office:value-type="float" office:value="0" table:style-name="ce43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3" table:style-name="ce40">
            <text:p>2013</text:p>
          </table:table-cell>
          <table:table-cell office:value-type="float" office:value="34441520" table:style-name="ce41">
            <text:p>34.441.520</text:p>
          </table:table-cell>
          <table:table-cell office:value-type="float" office:value="3000000" table:style-name="ce41">
            <text:p>3.000.000</text:p>
          </table:table-cell>
          <table:table-cell office:value-type="float" office:value="10000000" table:style-name="ce41">
            <text:p>10.000.00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4" table:style-name="ce42">
            <text:p>2014</text:p>
          </table:table-cell>
          <table:table-cell office:value-type="float" office:value="30723000" table:style-name="ce43">
            <text:p>30.723.000</text:p>
          </table:table-cell>
          <table:table-cell office:value-type="float" office:value="45598211.380000003" table:style-name="ce43">
            <text:p>45.598.211</text:p>
          </table:table-cell>
          <table:table-cell office:value-type="float" office:value="22166999.379999999" table:style-name="ce43">
            <text:p>22.166.999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5" table:style-name="ce40">
            <text:p>2015</text:p>
          </table:table-cell>
          <table:table-cell office:value-type="float" office:value="30723000" table:style-name="ce41">
            <text:p>30.723.000</text:p>
          </table:table-cell>
          <table:table-cell office:value-type="float" office:value="29861556.170000002" table:style-name="ce41">
            <text:p>29.861.556</text:p>
          </table:table-cell>
          <table:table-cell office:value-type="float" office:value="20521302.920000002" table:style-name="ce41">
            <text:p>20.521.303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6" table:style-name="ce42">
            <text:p>2016</text:p>
          </table:table-cell>
          <table:table-cell office:value-type="float" office:value="19013123" table:style-name="ce43">
            <text:p>19.013.123</text:p>
          </table:table-cell>
          <table:table-cell office:value-type="float" office:value="14812249.15" table:style-name="ce43">
            <text:p>14.812.249</text:p>
          </table:table-cell>
          <table:table-cell office:value-type="float" office:value="42733896.090000004" table:style-name="ce43">
            <text:p>42.733.896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7" table:style-name="ce40">
            <text:p>2017</text:p>
          </table:table-cell>
          <table:table-cell office:value-type="float" office:value="1860526" table:style-name="ce41">
            <text:p>1.860.526</text:p>
          </table:table-cell>
          <table:table-cell office:value-type="float" office:value="7671126" table:style-name="ce41">
            <text:p>7.671.126</text:p>
          </table:table-cell>
          <table:table-cell office:value-type="float" office:value="22638568.699999999" table:style-name="ce41">
            <text:p>22.638.569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8" table:style-name="ce42">
            <text:p>2018</text:p>
          </table:table-cell>
          <table:table-cell office:value-type="float" office:value="4996550" table:style-name="ce43">
            <text:p>4.996.550</text:p>
          </table:table-cell>
          <table:table-cell office:value-type="float" office:value="2359900" table:style-name="ce43">
            <text:p>2.359.900</text:p>
          </table:table-cell>
          <table:table-cell office:value-type="float" office:value="753000" table:style-name="ce43">
            <text:p>753.00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19" table:style-name="ce40">
            <text:p>2019</text:p>
          </table:table-cell>
          <table:table-cell office:value-type="float" office:value="3500000" table:style-name="ce41">
            <text:p>3.500.000</text:p>
          </table:table-cell>
          <table:table-cell office:value-type="float" office:value="2094913" table:style-name="ce41">
            <text:p>2.094.913</text:p>
          </table:table-cell>
          <table:table-cell office:value-type="float" office:value="627000" table:style-name="ce41">
            <text:p>627.00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/>
          <table:table-cell office:value-type="float" office:value="2020" table:style-name="ce42">
            <text:p>2020</text:p>
          </table:table-cell>
          <table:table-cell office:value-type="float" office:value="2477787" table:style-name="ce43">
            <text:p>2.477.787</text:p>
          </table:table-cell>
          <table:table-cell office:value-type="float" office:value="4007028" table:style-name="ce43">
            <text:p>4.007.028</text:p>
          </table:table-cell>
          <table:table-cell office:value-type="float" office:value="4774949.4900000021" table:style-name="ce43">
            <text:p>4.774.949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15">
          <table:table-cell table:style-name="ce1"/>
          <table:table-cell office:value-type="float" office:value="2021" table:style-name="ce40">
            <text:p>2021</text:p>
          </table:table-cell>
          <table:table-cell office:value-type="float" office:value="0" table:style-name="ce41">
            <text:p>0</text:p>
          </table:table-cell>
          <table:table-cell office:value-type="float" office:value="2477787" table:style-name="ce41">
            <text:p>2.477.787</text:p>
          </table:table-cell>
          <table:table-cell office:value-type="float" office:value="2211451.4700000011" table:style-name="ce41">
            <text:p>2.211.451</text:p>
          </table:table-cell>
          <table:table-cell table:number-columns-repeated="3" table:style-name="ce6"/>
          <table:table-cell table:style-name="ce44"/>
          <table:table-cell table:number-columns-repeated="16375" table:style-name="ce1"/>
        </table:table-row>
        <table:table-row table:style-name="ro15">
          <table:table-cell table:style-name="ce1"/>
          <table:table-cell office:value-type="float" office:value="2022" table:style-name="ce42">
            <text:p>2022</text:p>
          </table:table-cell>
          <table:table-cell office:value-type="float" office:value="200000" table:style-name="ce43">
            <text:p>200.000</text:p>
          </table:table-cell>
          <table:table-cell office:value-type="float" office:value="0" table:style-name="ce43">
            <text:p>0</text:p>
          </table:table-cell>
          <table:table-cell office:value-type="float" office:value="42692.1" table:formula="of:=+['5__Desembolsos'.D17]" table:style-name="ce43">
            <text:p>42.692</text:p>
          </table:table-cell>
          <table:table-cell table:number-columns-repeated="3" table:style-name="ce6"/>
          <table:table-cell table:style-name="ce44"/>
          <table:table-cell table:number-columns-repeated="16375" table:style-name="ce1"/>
        </table:table-row>
        <table:table-row table:style-name="ro15">
          <table:table-cell table:style-name="ce1"/>
          <table:table-cell office:value-type="float" office:value="2023" table:style-name="ce40">
            <text:p>2023</text:p>
          </table:table-cell>
          <table:table-cell office:value-type="float" office:value="10000" table:style-name="ce41">
            <text:p>10.000</text:p>
          </table:table-cell>
          <table:table-cell office:value-type="float" office:value="58082" table:style-name="ce41">
            <text:p>58.082</text:p>
          </table:table-cell>
          <table:table-cell office:value-type="float" office:value="3594352.36" table:formula="of:=+['5__Desembolsos'.D18]" table:style-name="ce41">
            <text:p>3.594.352</text:p>
          </table:table-cell>
          <table:table-cell table:number-columns-repeated="3" table:style-name="ce6"/>
          <table:table-cell table:style-name="ce44"/>
          <table:table-cell table:number-columns-repeated="16375" table:style-name="ce1"/>
        </table:table-row>
        <table:table-row table:style-name="ro15">
          <table:table-cell table:style-name="ce1"/>
          <table:table-cell office:value-type="float" office:value="2024" table:style-name="ce42">
            <text:p>2024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2207729" table:formula="of:=+['5__Desembolsos'.D19]" table:style-name="ce43">
            <text:p>2.207.729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15">
          <table:table-cell table:style-name="ce1"/>
          <table:table-cell office:value-type="string" table:style-name="ce40">
            <text:p>2025*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+['5__Desembolsos'.D20]" table:style-name="ce41">
            <text:p>0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15">
          <table:table-cell table:style-name="ce1"/>
          <table:table-cell office:value-type="string" table:style-name="ce42">
            <text:p>Total</text:p>
          </table:table-cell>
          <table:table-cell office:value-type="float" office:value="158783860.62" table:formula="of:=SUM([.C4:.C22])" table:style-name="ce66">
            <text:p>158.783.861</text:p>
          </table:table-cell>
          <table:table-cell office:value-type="float" office:value="124346429.18000001" table:formula="of:=SUM([.D4:.D22])" table:style-name="ce66">
            <text:p>124.346.429</text:p>
          </table:table-cell>
          <table:table-cell office:value-type="float" office:value="132271941.51000001" table:formula="of:=SUM([.E4:.E22])" table:style-name="ce66">
            <text:p>132.271.942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22">
            <text:p>Fontes: (1) Relatórios de Gestão do FSA; (2) Controles Internos da ANCINE; (3) Prestação de Contas dos Agentes Financeiros; (4) Demonstrativos Financeiros anuais.</text:p>
          </table:table-cell>
          <table:table-cell table:number-columns-repeated="7" table:style-name="ce6"/>
          <table:table-cell table:number-columns-repeated="16375" table:style-name="ce1"/>
        </table:table-row>
        <table:table-row table:style-name="ro1">
          <table:table-cell/>
          <table:table-cell office:value-type="string" table:style-name="ce22">
            <text:p><text:span text:style-name="T4">1</text:span><text:s/>Total pago no exercício aos agentes financeiros (empenho do exercício + restos a pagar)</text:p>
          </table:table-cell>
          <table:table-cell table:number-columns-repeated="16382" table:style-name="ce6"/>
        </table:table-row>
        <table:table-row table:style-name="ro1">
          <table:table-cell table:style-name="ce1"/>
          <table:table-cell office:value-type="string" table:style-name="ce22">
            <text:p><text:span text:style-name="T4">2</text:span><text:s/>Recursos desembolsados pelos agentes financeiros aos projetos contratados (incluídas as devoluções).</text:p>
          </table:table-cell>
          <table:table-cell table:number-columns-repeated="7" table:style-name="ce6"/>
          <table:table-cell table:number-columns-repeated="16375" table:style-name="ce1"/>
        </table:table-row>
        <table:table-row table:style-name="ro1">
          <table:table-cell/>
          <table:table-cell office:value-type="string" table:style-name="ce22">
            <text:p>* Até 31 de julho de 2025</text:p>
          </table:table-cell>
          <table:table-cell table:number-columns-repeated="16382" table:style-name="ce6"/>
        </table:table-row>
        <table:table-row table:number-rows-repeated="1048533" table:style-name="ro2">
          <table:table-cell table:number-columns-repeated="16384"/>
        </table:table-row>
        <table:table-row table:number-rows-repeated="15" table:style-name="ro1">
          <table:table-cell/>
          <table:table-cell table:style-name="ce7"/>
          <table:table-cell table:number-columns-repeated="16382" table:style-name="ce6"/>
        </table:table-row>
        <table:table-row table:style-name="ro1">
          <table:table-cell table:style-name="ce1"/>
          <table:table-cell table:style-name="ce7"/>
          <table:table-cell table:style-name="ce23"/>
          <table:table-cell table:number-columns-repeated="6" table:style-name="ce6"/>
          <table:table-cell table:number-columns-repeated="16375" table:style-name="ce1"/>
        </table:table-row>
      </table:table>
      <table:table table:name="9__Equal_" table:style-name="ta2">
        <table:table-column table:style-name="co8" table:default-cell-style-name="ce6"/>
        <table:table-column table:style-name="co31" table:default-cell-style-name="ce7"/>
        <table:table-column table:style-name="co38" table:default-cell-style-name="ce6"/>
        <table:table-column table:style-name="co23" table:default-cell-style-name="ce6"/>
        <table:table-column table:style-name="co37" table:default-cell-style-name="ce6"/>
        <table:table-column table:style-name="co8" table:number-columns-repeated="3" table:default-cell-style-name="ce6"/>
        <table:table-column table:style-name="co21" table:default-cell-style-name="ce6"/>
        <table:table-column table:style-name="co8" table:number-columns-repeated="16375" table:default-cell-style-name="ce6"/>
        <table:table-row table:style-name="ro1">
          <table:table-cell/>
          <table:table-cell table:style-name="ce7"/>
          <table:table-cell table:number-columns-repeated="16382" table:style-name="ce6"/>
        </table:table-row>
        <table:table-row table:style-name="ro19">
          <table:table-cell/>
          <table:table-cell office:value-type="string" table:number-columns-spanned="4" table:number-rows-spanned="1" table:style-name="ce24">
            <text:p>Equalização de Encargos Financeiros nas operações de empréstimos reembolsáveis (R$)</text:p>
          </table:table-cell>
          <table:covered-table-cell table:number-columns-repeated="3"/>
          <table:table-cell table:number-columns-repeated="16379" table:style-name="ce6"/>
        </table:table-row>
        <table:table-row table:style-name="ro11">
          <table:table-cell/>
          <table:table-cell office:value-type="string" table:style-name="ce38">
            <text:p>Ano</text:p>
          </table:table-cell>
          <table:table-cell office:value-type="string" table:style-name="ce67">
            <text:p>Empenho do Orçamento do FSA</text:p>
          </table:table-cell>
          <table:table-cell office:value-type="string" table:style-name="ce67">
            <text:p>Execução Financeira (recursos disponibilizados ao FSA)<text:span text:style-name="T1">1</text:span></text:p>
          </table:table-cell>
          <table:table-cell office:value-type="string" table:style-name="ce67">
            <text:p>Recursos Desembolsados</text:p>
          </table:table-cell>
          <table:table-cell table:number-columns-repeated="16379" table:style-name="ce6"/>
        </table:table-row>
        <table:table-row table:style-name="ro5">
          <table:table-cell/>
          <table:table-cell office:value-type="float" office:value="2007" table:style-name="ce40">
            <text:p>2007</text:p>
          </table:table-cell>
          <table:table-cell office:value-type="float" office:value="4532764" table:style-name="ce41">
            <text:p>4.532.764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16379" table:style-name="ce6"/>
        </table:table-row>
        <table:table-row table:style-name="ro5">
          <table:table-cell/>
          <table:table-cell office:value-type="float" office:value="2008" table:style-name="ce42">
            <text:p>2008</text:p>
          </table:table-cell>
          <table:table-cell office:value-type="float" office:value="3815477" table:style-name="ce43">
            <text:p>3.815.477</text:p>
          </table:table-cell>
          <table:table-cell office:value-type="float" office:value="3904355" table:style-name="ce43">
            <text:p>3.904.355</text:p>
          </table:table-cell>
          <table:table-cell office:value-type="float" office:value="0" table:style-name="ce43">
            <text:p>0</text:p>
          </table:table-cell>
          <table:table-cell table:number-columns-repeated="16379" table:style-name="ce6"/>
        </table:table-row>
        <table:table-row table:style-name="ro5">
          <table:table-cell/>
          <table:table-cell office:value-type="float" office:value="2009" table:style-name="ce40">
            <text:p>2009</text:p>
          </table:table-cell>
          <table:table-cell office:value-type="float" office:value="652000" table:style-name="ce41">
            <text:p>652.00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0" table:style-name="ce42">
            <text:p>2010</text:p>
          </table:table-cell>
          <table:table-cell office:value-type="float" office:value="200000" table:style-name="ce43">
            <text:p>200.000</text:p>
          </table:table-cell>
          <table:table-cell office:value-type="float" office:value="852000" table:style-name="ce43">
            <text:p>852.000</text:p>
          </table:table-cell>
          <table:table-cell office:value-type="float" office:value="0" table:style-name="ce43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1" table:style-name="ce40">
            <text:p>2011</text:p>
          </table:table-cell>
          <table:table-cell office:value-type="float" office:value="200000" table:style-name="ce41">
            <text:p>200.00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2" table:style-name="ce42">
            <text:p>2012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3" table:style-name="ce40">
            <text:p>201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4" table:style-name="ce42">
            <text:p>2014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5" table:style-name="ce40">
            <text:p>2015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6" table:style-name="ce42">
            <text:p>2016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7" table:style-name="ce40">
            <text:p>2017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8" table:style-name="ce42">
            <text:p>2018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19" table:style-name="ce40">
            <text:p>2019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/>
          <table:table-cell office:value-type="float" office:value="2020" table:style-name="ce42">
            <text:p>202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3" table:style-name="ce6"/>
          <table:table-cell table:style-name="ce44"/>
          <table:table-cell table:number-columns-repeated="16375"/>
        </table:table-row>
        <table:table-row table:style-name="ro5">
          <table:table-cell table:style-name="ce1"/>
          <table:table-cell office:value-type="float" office:value="2021" table:style-name="ce40">
            <text:p>202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 table:style-name="ce1"/>
        </table:table-row>
        <table:table-row table:style-name="ro5">
          <table:table-cell table:style-name="ce1"/>
          <table:table-cell office:value-type="float" office:value="2022" table:style-name="ce42">
            <text:p>2022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3" table:style-name="ce6"/>
          <table:table-cell table:style-name="ce44"/>
          <table:table-cell table:number-columns-repeated="16375" table:style-name="ce1"/>
        </table:table-row>
        <table:table-row table:style-name="ro5">
          <table:table-cell table:style-name="ce1"/>
          <table:table-cell office:value-type="float" office:value="2023" table:style-name="ce40">
            <text:p>202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3" table:style-name="ce6"/>
          <table:table-cell table:style-name="ce44"/>
          <table:table-cell table:number-columns-repeated="16375" table:style-name="ce1"/>
        </table:table-row>
        <table:table-row table:style-name="ro5">
          <table:table-cell table:style-name="ce1"/>
          <table:table-cell office:value-type="float" office:value="2024" table:style-name="ce42">
            <text:p>2024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5">
          <table:table-cell table:style-name="ce1"/>
          <table:table-cell office:value-type="string" table:style-name="ce40">
            <text:p>2025*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5">
          <table:table-cell table:style-name="ce1"/>
          <table:table-cell office:value-type="string" table:style-name="ce42">
            <text:p>Total</text:p>
          </table:table-cell>
          <table:table-cell office:value-type="float" office:value="9400241" table:formula="of:=SUM([.C4:.C22])" table:style-name="ce66">
            <text:p>9.400.241</text:p>
          </table:table-cell>
          <table:table-cell office:value-type="float" office:value="4756355" table:formula="of:=SUM([.D4:.D22])" table:style-name="ce66">
            <text:p>4.756.355</text:p>
          </table:table-cell>
          <table:table-cell office:value-type="float" office:value="0" table:formula="of:=SUM([.E4:.E22])" table:style-name="ce66">
            <text:p>0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22">
            <text:p>Fontes: (1) Relatórios de Gestão do FSA; (2) Controles Internos da ANCINE; (3) Prestação de Contas dos Agentes Financeiros; (4) Demonstrativos Financeiros anuais.</text:p>
          </table:table-cell>
          <table:table-cell table:number-columns-repeated="7" table:style-name="ce6"/>
          <table:table-cell table:number-columns-repeated="16375" table:style-name="ce1"/>
        </table:table-row>
        <table:table-row table:style-name="ro1">
          <table:table-cell/>
          <table:table-cell office:value-type="string" table:style-name="ce22">
            <text:p><text:span text:style-name="T4">1</text:span><text:s/>Total pago no exercício aos agentes financeiros (empenho do exercício + restos a pagar)</text:p>
          </table:table-cell>
          <table:table-cell table:number-columns-repeated="16382" table:style-name="ce6"/>
        </table:table-row>
        <table:table-row table:style-name="ro1">
          <table:table-cell/>
          <table:table-cell office:value-type="string" table:style-name="ce22">
            <text:p>* Até 31 de julho de 2025</text:p>
          </table:table-cell>
          <table:table-cell table:number-columns-repeated="16382" table:style-name="ce6"/>
        </table:table-row>
        <table:table-row table:number-rows-repeated="1048534" table:style-name="ro2">
          <table:table-cell table:number-columns-repeated="16384"/>
        </table:table-row>
        <table:table-row table:number-rows-repeated="15" table:style-name="ro1">
          <table:table-cell/>
          <table:table-cell table:style-name="ce7"/>
          <table:table-cell table:number-columns-repeated="16382" table:style-name="ce6"/>
        </table:table-row>
        <table:table-row table:style-name="ro1">
          <table:table-cell table:style-name="ce1"/>
          <table:table-cell table:style-name="ce7"/>
          <table:table-cell table:style-name="ce23"/>
          <table:table-cell table:number-columns-repeated="6" table:style-name="ce6"/>
          <table:table-cell table:number-columns-repeated="16375" table:style-name="ce1"/>
        </table:table-row>
      </table:table>
      <table:table table:name="10__Desp_Oper" table:style-name="ta2">
        <table:table-column table:style-name="co8" table:default-cell-style-name="ce6"/>
        <table:table-column table:style-name="co39" table:default-cell-style-name="ce7"/>
        <table:table-column table:style-name="co40" table:default-cell-style-name="ce6"/>
        <table:table-column table:style-name="co41" table:default-cell-style-name="ce6"/>
        <table:table-column table:style-name="co19" table:default-cell-style-name="ce6"/>
        <table:table-column table:style-name="co8" table:number-columns-repeated="2" table:default-cell-style-name="ce6"/>
        <table:table-column table:style-name="co21" table:default-cell-style-name="ce6"/>
        <table:table-column table:style-name="co8" table:number-columns-repeated="16376" table:default-cell-style-name="ce6"/>
        <table:table-row table:style-name="ro1">
          <table:table-cell/>
          <table:table-cell table:style-name="ce7"/>
          <table:table-cell table:number-columns-repeated="16382" table:style-name="ce6"/>
        </table:table-row>
        <table:table-row table:style-name="ro20">
          <table:table-cell/>
          <table:table-cell office:value-type="string" table:number-columns-spanned="4" table:number-rows-spanned="1" table:style-name="ce24">
            <text:p>Despesas Operacionais do FSA (R$)</text:p>
          </table:table-cell>
          <table:covered-table-cell table:number-columns-repeated="3"/>
          <table:table-cell table:number-columns-repeated="16379" table:style-name="ce6"/>
        </table:table-row>
        <table:table-row table:style-name="ro21">
          <table:table-cell/>
          <table:table-cell office:value-type="string" table:style-name="ce38">
            <text:p>Ano</text:p>
          </table:table-cell>
          <table:table-cell office:value-type="string" table:style-name="ce67">
            <text:p>Empenho do Orçamento do FSA</text:p>
          </table:table-cell>
          <table:table-cell office:value-type="string" table:style-name="ce67">
            <text:p>Execução Financeira (recursos disponibilizados ao FSA)<text:span text:style-name="T1">1</text:span></text:p>
          </table:table-cell>
          <table:table-cell office:value-type="string" table:style-name="ce67">
            <text:p>Recursos Desembolsados<text:span text:style-name="T1">2</text:span></text:p>
          </table:table-cell>
          <table:table-cell table:number-columns-repeated="16379" table:style-name="ce6"/>
        </table:table-row>
        <table:table-row table:style-name="ro15">
          <table:table-cell/>
          <table:table-cell office:value-type="float" office:value="2007" table:style-name="ce40">
            <text:p>2007</text:p>
          </table:table-cell>
          <table:table-cell office:value-type="float" office:value="750000" table:style-name="ce41">
            <text:p>750.00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table:number-columns-repeated="16379" table:style-name="ce6"/>
        </table:table-row>
        <table:table-row table:style-name="ro15">
          <table:table-cell/>
          <table:table-cell office:value-type="float" office:value="2008" table:style-name="ce42">
            <text:p>2008</text:p>
          </table:table-cell>
          <table:table-cell office:value-type="float" office:value="770986.7" table:style-name="ce43">
            <text:p>770.987</text:p>
          </table:table-cell>
          <table:table-cell office:value-type="float" office:value="0" table:style-name="ce43">
            <text:p>0</text:p>
          </table:table-cell>
          <table:table-cell office:value-type="string" table:style-name="ce43">
            <text:p>NA</text:p>
          </table:table-cell>
          <table:table-cell table:number-columns-repeated="16379" table:style-name="ce6"/>
        </table:table-row>
        <table:table-row table:style-name="ro15">
          <table:table-cell/>
          <table:table-cell office:value-type="float" office:value="2009" table:style-name="ce40">
            <text:p>2009</text:p>
          </table:table-cell>
          <table:table-cell office:value-type="float" office:value="1698099.44" table:style-name="ce41">
            <text:p>1.698.099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0" table:style-name="ce42">
            <text:p>2010</text:p>
          </table:table-cell>
          <table:table-cell office:value-type="float" office:value="1042736" table:style-name="ce43">
            <text:p>1.042.736</text:p>
          </table:table-cell>
          <table:table-cell office:value-type="float" office:value="1698099.44" table:style-name="ce43">
            <text:p>1.698.099</text:p>
          </table:table-cell>
          <table:table-cell office:value-type="string" table:style-name="ce43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1" table:style-name="ce40">
            <text:p>2011</text:p>
          </table:table-cell>
          <table:table-cell office:value-type="float" office:value="3145500" table:style-name="ce41">
            <text:p>3.145.500</text:p>
          </table:table-cell>
          <table:table-cell office:value-type="float" office:value="1081196.3400000001" table:style-name="ce41">
            <text:p>1.081.196</text:p>
          </table:table-cell>
          <table:table-cell office:value-type="string" table:style-name="ce41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2" table:style-name="ce42">
            <text:p>2012</text:p>
          </table:table-cell>
          <table:table-cell office:value-type="float" office:value="13948718.23" table:style-name="ce43">
            <text:p>13.948.718</text:p>
          </table:table-cell>
          <table:table-cell office:value-type="float" office:value="2387428.9500000002" table:style-name="ce43">
            <text:p>2.387.429</text:p>
          </table:table-cell>
          <table:table-cell office:value-type="string" table:style-name="ce43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3" table:style-name="ce40">
            <text:p>2013</text:p>
          </table:table-cell>
          <table:table-cell office:value-type="float" office:value="20194503.100000001" table:style-name="ce41">
            <text:p>20.194.503</text:p>
          </table:table-cell>
          <table:table-cell office:value-type="float" office:value="3536608.81" table:style-name="ce41">
            <text:p>3.536.609</text:p>
          </table:table-cell>
          <table:table-cell office:value-type="string" table:style-name="ce41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4" table:style-name="ce42">
            <text:p>2014</text:p>
          </table:table-cell>
          <table:table-cell office:value-type="float" office:value="21810534.5" table:style-name="ce43">
            <text:p>21.810.535</text:p>
          </table:table-cell>
          <table:table-cell office:value-type="float" office:value="7475188.25" table:style-name="ce43">
            <text:p>7.475.188</text:p>
          </table:table-cell>
          <table:table-cell office:value-type="string" table:style-name="ce43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5" table:style-name="ce40">
            <text:p>2015</text:p>
          </table:table-cell>
          <table:table-cell office:value-type="float" office:value="20081372.82" table:style-name="ce41">
            <text:p>20.081.373</text:p>
          </table:table-cell>
          <table:table-cell office:value-type="float" office:value="15401877.33" table:style-name="ce41">
            <text:p>15.401.877</text:p>
          </table:table-cell>
          <table:table-cell office:value-type="string" table:style-name="ce41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6" table:style-name="ce42">
            <text:p>2016</text:p>
          </table:table-cell>
          <table:table-cell office:value-type="float" office:value="14929259.76" table:style-name="ce43">
            <text:p>14.929.260</text:p>
          </table:table-cell>
          <table:table-cell office:value-type="float" office:value="19081643.329999998" table:style-name="ce43">
            <text:p>19.081.643</text:p>
          </table:table-cell>
          <table:table-cell office:value-type="string" table:style-name="ce43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7" table:style-name="ce40">
            <text:p>2017</text:p>
          </table:table-cell>
          <table:table-cell office:value-type="float" office:value="17820237.41" table:style-name="ce41">
            <text:p>17.820.237</text:p>
          </table:table-cell>
          <table:table-cell office:value-type="float" office:value="17172690.949999999" table:style-name="ce41">
            <text:p>17.172.691</text:p>
          </table:table-cell>
          <table:table-cell office:value-type="string" table:style-name="ce41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8" table:style-name="ce42">
            <text:p>2018</text:p>
          </table:table-cell>
          <table:table-cell office:value-type="float" office:value="19657999.399999999" table:style-name="ce43">
            <text:p>19.657.999</text:p>
          </table:table-cell>
          <table:table-cell office:value-type="float" office:value="17120959.27" table:style-name="ce43">
            <text:p>17.120.959</text:p>
          </table:table-cell>
          <table:table-cell office:value-type="string" table:style-name="ce43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19" table:style-name="ce40">
            <text:p>2019</text:p>
          </table:table-cell>
          <table:table-cell office:value-type="float" office:value="19498495.390000001" table:style-name="ce41">
            <text:p>19.498.495</text:p>
          </table:table-cell>
          <table:table-cell office:value-type="float" office:value="19133011.210000001" table:style-name="ce41">
            <text:p>19.133.011</text:p>
          </table:table-cell>
          <table:table-cell office:value-type="string" table:style-name="ce41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/>
          <table:table-cell office:value-type="float" office:value="2020" table:style-name="ce42">
            <text:p>2020</text:p>
          </table:table-cell>
          <table:table-cell office:value-type="float" office:value="23187211" table:formula="of:=20293156+2894055" table:style-name="ce43">
            <text:p>23.187.211</text:p>
          </table:table-cell>
          <table:table-cell office:value-type="float" office:value="8220949" table:formula="of:=8196823+24126" table:style-name="ce43">
            <text:p>8.220.949</text:p>
          </table:table-cell>
          <table:table-cell office:value-type="string" table:style-name="ce43">
            <text:p>NA</text:p>
          </table:table-cell>
          <table:table-cell table:number-columns-repeated="2" table:style-name="ce6"/>
          <table:table-cell table:style-name="ce44"/>
          <table:table-cell table:number-columns-repeated="16376"/>
        </table:table-row>
        <table:table-row table:style-name="ro15">
          <table:table-cell table:style-name="ce1"/>
          <table:table-cell office:value-type="float" office:value="2021" table:style-name="ce40">
            <text:p>2021</text:p>
          </table:table-cell>
          <table:table-cell office:value-type="float" office:value="14001281" table:formula="of:=13501281+500000" table:style-name="ce41">
            <text:p>14.001.281</text:p>
          </table:table-cell>
          <table:table-cell office:value-type="float" office:value="13092034" table:formula="of:=6530352+6561682" table:style-name="ce41">
            <text:p>13.092.034</text:p>
          </table:table-cell>
          <table:table-cell office:value-type="string" table:style-name="ce41">
            <text:p>NA</text:p>
          </table:table-cell>
          <table:table-cell table:number-columns-repeated="2" table:style-name="ce6"/>
          <table:table-cell table:style-name="ce44"/>
          <table:table-cell table:number-columns-repeated="16376" table:style-name="ce1"/>
        </table:table-row>
        <table:table-row table:style-name="ro15">
          <table:table-cell table:style-name="ce1"/>
          <table:table-cell office:value-type="float" office:value="2022" table:style-name="ce42">
            <text:p>2022</text:p>
          </table:table-cell>
          <table:table-cell office:value-type="float" office:value="17248811" table:formula="of:=12008811+5240000" table:style-name="ce43">
            <text:p>17.248.811</text:p>
          </table:table-cell>
          <table:table-cell office:value-type="float" office:value="10166207" table:formula="of:=21030+9680814+464363" table:style-name="ce43">
            <text:p>10.166.207</text:p>
          </table:table-cell>
          <table:table-cell office:value-type="string" table:style-name="ce43">
            <text:p>NA</text:p>
          </table:table-cell>
          <table:table-cell table:number-columns-repeated="2" table:style-name="ce6"/>
          <table:table-cell table:style-name="ce44"/>
          <table:table-cell table:number-columns-repeated="16376" table:style-name="ce1"/>
        </table:table-row>
        <table:table-row table:style-name="ro15">
          <table:table-cell table:style-name="ce1"/>
          <table:table-cell office:value-type="float" office:value="2023" table:style-name="ce40">
            <text:p>2023</text:p>
          </table:table-cell>
          <table:table-cell office:value-type="float" office:value="33600000" table:formula="of:=6000+1000000+8570937+24023063" table:style-name="ce41">
            <text:p>33.600.000</text:p>
          </table:table-cell>
          <table:table-cell office:value-type="float" office:value="15719394" table:formula="of:=3097692+12621702" table:style-name="ce41">
            <text:p>15.719.394</text:p>
          </table:table-cell>
          <table:table-cell office:value-type="string" table:style-name="ce41">
            <text:p>NA</text:p>
          </table:table-cell>
          <table:table-cell table:number-columns-repeated="2" table:style-name="ce6"/>
          <table:table-cell table:style-name="ce44"/>
          <table:table-cell table:number-columns-repeated="16376" table:style-name="ce1"/>
        </table:table-row>
        <table:table-row table:style-name="ro15">
          <table:table-cell table:style-name="ce1"/>
          <table:table-cell office:value-type="float" office:value="2024" table:style-name="ce42">
            <text:p>2024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string" table:style-name="ce43">
            <text:p>NA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15">
          <table:table-cell table:style-name="ce1"/>
          <table:table-cell office:value-type="string" table:style-name="ce40">
            <text:p>2025*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15">
          <table:table-cell table:style-name="ce1"/>
          <table:table-cell office:value-type="string" table:style-name="ce42">
            <text:p>Total</text:p>
          </table:table-cell>
          <table:table-cell office:value-type="float" office:value="243385745.75" table:formula="of:=SUM([.C4:.C22])" table:style-name="ce66">
            <text:p>243.385.746</text:p>
          </table:table-cell>
          <table:table-cell office:value-type="float" office:value="151287287.88" table:formula="of:=SUM([.D4:.D22])" table:style-name="ce66">
            <text:p>151.287.288</text:p>
          </table:table-cell>
          <table:table-cell office:value-type="string" table:style-name="ce66">
            <text:p>NA</text:p>
          </table:table-cell>
          <table:table-cell table:number-columns-repeated="3" table:style-name="ce6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2">
            <text:p>Fontes: (1) Relatórios de Gestão do FSA; (2) Controles Internos da ANCINE; (3) Prestação de Contas dos Agentes Financeiros; (4) Demonstrativos Financeiros anuais.</text:p>
          </table:table-cell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/>
          <table:table-cell office:value-type="string" table:style-name="ce22">
            <text:p><text:span text:style-name="T4">1</text:span><text:s/>Total pago no exercício aos agentes financeiros (empenho do exercício + restos a pagar)</text:p>
          </table:table-cell>
          <table:table-cell table:number-columns-repeated="16382" table:style-name="ce6"/>
        </table:table-row>
        <table:table-row table:style-name="ro1">
          <table:table-cell table:style-name="ce1"/>
          <table:table-cell office:value-type="string" table:style-name="ce22">
            <text:p><text:span text:style-name="T4">2</text:span><text:s/>No caso das despesas operacionais a execução financeira ocorre após a prestação do serviço previsto em contratos pelos agentes financeiros e aprovação pela ANCINE. A execução financeira já corresponde ao desembolso e pagamento aos agentes financeiros</text:p>
          </table:table-cell>
          <table:table-cell table:number-columns-repeated="6" table:style-name="ce6"/>
          <table:table-cell table:number-columns-repeated="16376" table:style-name="ce1"/>
        </table:table-row>
        <table:table-row table:style-name="ro1">
          <table:table-cell/>
          <table:table-cell office:value-type="string" table:style-name="ce22">
            <text:p>* Até 31 de julho de 2025</text:p>
          </table:table-cell>
          <table:table-cell table:number-columns-repeated="16382" table:style-name="ce6"/>
        </table:table-row>
        <table:table-row table:number-rows-repeated="1048533" table:style-name="ro2">
          <table:table-cell table:number-columns-repeated="16384"/>
        </table:table-row>
        <table:table-row table:number-rows-repeated="15" table:style-name="ro1">
          <table:table-cell/>
          <table:table-cell table:style-name="ce7"/>
          <table:table-cell table:number-columns-repeated="16382" table:style-name="ce6"/>
        </table:table-row>
        <table:table-row table:style-name="ro1">
          <table:table-cell table:style-name="ce1"/>
          <table:table-cell table:style-name="ce7"/>
          <table:table-cell table:style-name="ce23"/>
          <table:table-cell table:number-columns-repeated="5" table:style-name="ce6"/>
          <table:table-cell table:number-columns-repeated="16376" table:style-name="ce1"/>
        </table:table-row>
      </table:table>
      <table:table table:name="11__Saldo_bancario" table:style-name="ta2">
        <table:table-column table:style-name="co7" table:default-cell-style-name="ce68"/>
        <table:table-column table:style-name="co42" table:default-cell-style-name="ce68"/>
        <table:table-column table:style-name="co43" table:number-columns-repeated="3" table:default-cell-style-name="ce68"/>
        <table:table-column table:style-name="co7" table:number-columns-repeated="16379" table:default-cell-style-name="ce68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9">
            <text:p>Saldo Bancário: 31/07/2025</text:p>
          </table:table-cell>
          <table:table-cell table:number-columns-repeated="16379" table:style-name="ce68"/>
          <table:table-cell table:style-name="ce1"/>
          <table:table-cell table:number-columns-repeated="2"/>
        </table:table-row>
        <table:table-row table:style-name="ro22">
          <table:table-cell/>
          <table:table-cell office:value-type="string" table:style-name="ce42">
            <text:p>AÇÃO ORÇAMENTÁRIA</text:p>
          </table:table-cell>
          <table:table-cell office:value-type="string" table:style-name="ce70">
            <text:p>BNDES</text:p>
          </table:table-cell>
          <table:table-cell office:value-type="string" table:style-name="ce70">
            <text:p>BRDE</text:p>
          </table:table-cell>
          <table:table-cell office:value-type="string" table:style-name="ce42">
            <text:p>TOTAL</text:p>
          </table:table-cell>
          <table:table-cell table:number-columns-repeated="16376"/>
          <table:table-cell table:style-name="ce1"/>
          <table:table-cell table:number-columns-repeated="2"/>
        </table:table-row>
        <table:table-row table:style-name="ro5">
          <table:table-cell/>
          <table:table-cell office:value-type="string" table:style-name="ce71">
            <text:p>Apoio a projetos específicos (Apoio não Reembolsável)</text:p>
          </table:table-cell>
          <table:table-cell office:value-type="float" office:value="108656" table:style-name="ce72">
            <text:p>108.656</text:p>
          </table:table-cell>
          <table:table-cell office:value-type="float" office:value="2017227.22" table:formula="of:=10000+2007227.22" table:style-name="ce72">
            <text:p>2.017.227</text:p>
          </table:table-cell>
          <table:table-cell office:value-type="float" office:value="2125883.2199999997" table:formula="of:=+[.D5]+[.C5]" table:style-name="ce72">
            <text:p>2.125.883</text:p>
          </table:table-cell>
          <table:table-cell table:number-columns-repeated="16376"/>
          <table:table-cell table:style-name="ce1"/>
          <table:table-cell table:number-columns-repeated="2"/>
        </table:table-row>
        <table:table-row table:style-name="ro5">
          <table:table-cell/>
          <table:table-cell office:value-type="string" table:style-name="ce71">
            <text:p>Despesas Operacionais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formula="of:=+[.D6]+[.C6]" table:style-name="ce72">
            <text:p>0</text:p>
          </table:table-cell>
          <table:table-cell table:number-columns-repeated="16376"/>
          <table:table-cell table:style-name="ce1"/>
          <table:table-cell table:number-columns-repeated="2"/>
        </table:table-row>
        <table:table-row table:style-name="ro5">
          <table:table-cell/>
          <table:table-cell office:value-type="string" table:style-name="ce71">
            <text:p>Equalização de encargos financeiros</text:p>
          </table:table-cell>
          <table:table-cell office:value-type="float" office:value="10902956" table:style-name="ce72">
            <text:p>10.902.956</text:p>
          </table:table-cell>
          <table:table-cell office:value-type="float" office:value="0" table:style-name="ce72">
            <text:p>0</text:p>
          </table:table-cell>
          <table:table-cell office:value-type="float" office:value="10902956" table:formula="of:=+[.D7]+[.C7]" table:style-name="ce72">
            <text:p>10.902.956</text:p>
          </table:table-cell>
          <table:table-cell table:number-columns-repeated="16376"/>
          <table:table-cell table:style-name="ce1"/>
          <table:table-cell table:number-columns-repeated="2"/>
        </table:table-row>
        <table:table-row table:style-name="ro5">
          <table:table-cell/>
          <table:table-cell office:value-type="string" table:style-name="ce71">
            <text:p>Empréstimos Reembolsáveis</text:p>
          </table:table-cell>
          <table:table-cell office:value-type="float" office:value="584388244" table:formula="of:=23904678+560483566" table:style-name="ce72">
            <text:p>584.388.244</text:p>
          </table:table-cell>
          <table:table-cell office:value-type="float" office:value="126920897.42" table:formula="of:=55652.91+10000+126855244.51" table:style-name="ce72">
            <text:p>126.920.897</text:p>
          </table:table-cell>
          <table:table-cell office:value-type="float" office:value="711309141.41999996" table:formula="of:=+[.D8]+[.C8]" table:style-name="ce72">
            <text:p>711.309.141</text:p>
          </table:table-cell>
          <table:table-cell table:number-columns-repeated="16376"/>
          <table:table-cell table:style-name="ce1"/>
          <table:table-cell table:number-columns-repeated="2"/>
        </table:table-row>
        <table:table-row table:style-name="ro5">
          <table:table-cell/>
          <table:table-cell office:value-type="string" table:style-name="ce71">
            <text:p>Investimentos Retornáveis</text:p>
          </table:table-cell>
          <table:table-cell office:value-type="float" office:value="2477450488" table:formula="of:=13892642+2463557846" table:style-name="ce72">
            <text:p>2.477.450.488</text:p>
          </table:table-cell>
          <table:table-cell office:value-type="float" office:value="271905542.23999995" table:formula="of:=95056.05+30343.98+271780142.21" table:style-name="ce72">
            <text:p>271.905.542</text:p>
          </table:table-cell>
          <table:table-cell office:value-type="float" office:value="2749356030.2399998" table:formula="of:=+[.D9]+[.C9]" table:style-name="ce72">
            <text:p>2.749.356.030</text:p>
          </table:table-cell>
          <table:table-cell table:number-columns-repeated="16376"/>
          <table:table-cell table:style-name="ce1"/>
          <table:table-cell table:number-columns-repeated="2"/>
        </table:table-row>
        <table:table-row table:style-name="ro5">
          <table:table-cell/>
          <table:table-cell office:value-type="string" table:style-name="ce71">
            <text:p>Remuneração dos agentes financeiros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formula="of:=+[.D10]+[.C10]" table:style-name="ce72">
            <text:p>0</text:p>
          </table:table-cell>
          <table:table-cell table:number-columns-repeated="16376"/>
          <table:table-cell table:style-name="ce1"/>
          <table:table-cell table:number-columns-repeated="2"/>
        </table:table-row>
        <table:table-row table:style-name="ro5">
          <table:table-cell/>
          <table:table-cell office:value-type="string" table:style-name="ce71">
            <text:p>TED</text:p>
          </table:table-cell>
          <table:table-cell office:value-type="float" office:value="3000000" table:style-name="ce72">
            <text:p>3.000.000</text:p>
          </table:table-cell>
          <table:table-cell office:value-type="float" office:value="0" table:style-name="ce72">
            <text:p>0</text:p>
          </table:table-cell>
          <table:table-cell office:value-type="float" office:value="3000000" table:formula="of:=+[.D11]+[.C11]" table:style-name="ce72">
            <text:p>3.000.000</text:p>
          </table:table-cell>
          <table:table-cell table:number-columns-repeated="16376"/>
          <table:table-cell table:style-name="ce1"/>
          <table:table-cell table:number-columns-repeated="2"/>
        </table:table-row>
        <table:table-row table:style-name="ro5">
          <table:table-cell/>
          <table:table-cell office:value-type="string" table:style-name="ce73">
            <text:p>Total (R$)</text:p>
          </table:table-cell>
          <table:table-cell office:value-type="float" office:value="3075850344" table:formula="of:=SUM([.C5:.C11])" table:style-name="ce74">
            <text:p>3.075.850.344</text:p>
          </table:table-cell>
          <table:table-cell office:value-type="float" office:value="400843666.87999994" table:formula="of:=SUM([.D5:.D11])" table:style-name="ce74">
            <text:p>400.843.667</text:p>
          </table:table-cell>
          <table:table-cell office:value-type="float" office:value="3476694010.8800001" table:formula="of:=+[.D12]+[.C12]" table:style-name="ce74">
            <text:p>3.476.694.011</text:p>
          </table:table-cell>
          <table:table-cell table:number-columns-repeated="16376"/>
          <table:table-cell table:style-name="ce1"/>
          <table:table-cell table:number-columns-repeated="2"/>
        </table:table-row>
        <table:table-row table:style-name="ro23">
          <table:table-cell/>
          <table:table-cell office:value-type="string" table:number-columns-spanned="4" table:number-rows-spanned="2" table:style-name="ce75">
            <text:p>* Valor incluindo "rendimentos"; "retornos"; "amortização de empréstimos reembosáveis" e "devoluções", que são restituídos ao Caixa Único do Tesouro Nacional em respeito aos princípios da universalidade, da unidade de tesouraria e do orçamento bruto.</text:p>
          </table:table-cell>
          <table:covered-table-cell table:number-columns-repeated="3"/>
          <table:table-cell table:number-columns-repeated="16376"/>
          <table:table-cell table:number-columns-repeated="3" table:style-name="ce68"/>
        </table:table-row>
        <table:table-row table:style-name="ro1">
          <table:table-cell/>
          <table:covered-table-cell/>
          <table:covered-table-cell table:number-columns-repeated="3"/>
          <table:table-cell table:number-columns-repeated="16376"/>
          <table:table-cell table:number-columns-repeated="3" table:style-name="ce68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2__Arrecadacao.B2:2__Arrecadacao.D21" table:name="Tabe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38P0"/>
    </number:number-style>
    <number:number-style style:name="N39P0">
      <number:number number:decimal-places="0" number:min-decimal-places="0" number:min-integer-digits="1" number:grouping="true"/>
    </number:number-style>
    <number:number-style style:name="N39">
      <number:text>-</number:text>
      <number:number number:decimal-places="0" number:min-decimal-places="0" number:min-integer-digits="1" number:grouping="true"/>
      <style:map style:condition="value()&gt;=0" style:apply-style-name="N39P0"/>
    </number:number-style>
    <number:number-style style:name="N40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0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6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55219</meta:initial-creator>
    <dc:creator>Cesar Brasil Gomes Dias</dc:creator>
    <meta:creation-date>2022-10-05T23:19:56Z</meta:creation-date>
    <dc:date>2025-09-02T18:14:10Z</dc:date>
  </office:meta>
</office:document-meta>
</file>